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system"/>
    <style:font-face style:name="Noto Sans Mono CJK SC" svg:font-family="Noto Sans Mono CJK SC" style:font-family-generic="modern" style:font-pitch="fixed"/>
    <style:font-face style:name="Verdana, sans-serif" svg:font-family="Verdana, sans-serif" style:font-family-generic="system"/>
    <style:font-face style:name="Menlo, Monaco, 'Courier New', C" svg:font-family="Menlo, Monaco, 'Courier New', C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ans"/>
    </style:style>
    <style:style style:name="P3" style:parent-style-name="Standard" style:family="paragraph">
      <style:text-properties style:font-name="Liberation Sans"/>
    </style:style>
    <style:style style:name="P4" style:parent-style-name="Standard" style:family="paragraph">
      <style:text-properties style:font-name="Liberation Sans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/>
    </style:style>
    <style:style style:name="P8" style:parent-style-name="Standard" style:family="paragraph">
      <style:text-properties style:font-name="Liberation Sans"/>
    </style:style>
    <style:style style:name="P9" style:parent-style-name="Standard" style:family="paragraph">
      <style:text-properties style:font-name="Liberation Sans"/>
    </style:style>
    <style:style style:name="P10" style:parent-style-name="Standard" style:family="paragraph">
      <style:text-properties style:font-name="Liberation Sans"/>
    </style:style>
    <style:style style:name="P11" style:parent-style-name="Standard" style:family="paragraph">
      <style:text-properties style:font-name="Liberation Sans"/>
    </style:style>
    <style:style style:name="P12" style:parent-style-name="Standard" style:family="paragraph">
      <style:text-properties style:font-name="Liberation Sans"/>
    </style:style>
    <style:style style:name="T13" style:parent-style-name="DefaultParagraphFont" style:family="text">
      <style:text-properties style:font-name="Liberation Sans"/>
    </style:style>
    <style:style style:name="T14" style:parent-style-name="DefaultParagraphFont" style:family="text">
      <style:text-properties style:font-name="Verdana, sans-serif" fo:color="#000000" fo:font-size="11pt" style:font-size-asian="11pt"/>
    </style:style>
    <style:style style:name="T15" style:parent-style-name="Emphasis" style:family="text">
      <style:text-properties style:font-name="Verdana, sans-serif" fo:color="#000000" fo:font-size="11pt" style:font-size-asian="11pt"/>
    </style:style>
    <style:style style:name="T16" style:parent-style-name="DefaultParagraphFont" style:family="text">
      <style:text-properties style:font-name="Verdana, sans-serif" fo:color="#000000" fo:font-size="11pt" style:font-size-asian="11pt"/>
    </style:style>
    <style:style style:name="T17" style:parent-style-name="DefaultParagraphFont" style:family="text">
      <style:text-properties style:font-name="Liberation Sans"/>
    </style:style>
    <style:style style:name="T18" style:parent-style-name="DefaultParagraphFont" style:family="text">
      <style:text-properties style:font-name="Liberation Sans"/>
    </style:style>
    <style:style style:name="T19" style:parent-style-name="DefaultParagraphFont" style:family="text">
      <style:text-properties style:font-name="Verdana, sans-serif" fo:color="#000000" fo:font-size="11pt" style:font-size-asian="11pt"/>
    </style:style>
    <style:style style:name="T20" style:parent-style-name="Emphasis" style:family="text">
      <style:text-properties style:font-name="Verdana, sans-serif" fo:color="#000000" fo:font-size="11pt" style:font-size-asian="11pt"/>
    </style:style>
    <style:style style:name="T21" style:parent-style-name="DefaultParagraphFont" style:family="text">
      <style:text-properties style:font-name="Verdana, sans-serif" fo:color="#000000" fo:font-size="11pt" style:font-size-asian="11pt"/>
    </style:style>
    <style:style style:name="T22" style:parent-style-name="DefaultParagraphFont" style:family="text">
      <style:text-properties style:font-name="Liberation Sans"/>
    </style:style>
    <style:style style:name="T23" style:parent-style-name="DefaultParagraphFont" style:family="text">
      <style:text-properties style:font-name="Liberation Sans"/>
    </style:style>
    <style:style style:name="T24" style:parent-style-name="DefaultParagraphFont" style:family="text">
      <style:text-properties style:font-name="Verdana, sans-serif" fo:color="#000000" fo:font-size="11pt" style:font-size-asian="11pt"/>
    </style:style>
    <style:style style:name="T25" style:parent-style-name="Emphasis" style:family="text">
      <style:text-properties style:font-name="Verdana, sans-serif" fo:color="#000000" fo:font-size="11pt" style:font-size-asian="11pt"/>
    </style:style>
    <style:style style:name="T26" style:parent-style-name="DefaultParagraphFont" style:family="text">
      <style:text-properties style:font-name="Verdana, sans-serif" fo:color="#000000" fo:font-size="11pt" style:font-size-asian="11pt"/>
    </style:style>
    <style:style style:name="T27" style:parent-style-name="DefaultParagraphFont" style:family="text">
      <style:text-properties style:font-name="Liberation Sans"/>
    </style:style>
    <style:style style:name="T28" style:parent-style-name="DefaultParagraphFont" style:family="text">
      <style:text-properties style:font-name="Liberation Sans"/>
    </style:style>
    <style:style style:name="T29" style:parent-style-name="DefaultParagraphFont" style:family="text">
      <style:text-properties style:font-name="Verdana, sans-serif" fo:color="#000000" fo:font-size="11pt" style:font-size-asian="11pt"/>
    </style:style>
    <style:style style:name="T30" style:parent-style-name="Emphasis" style:family="text">
      <style:text-properties style:font-name="Verdana, sans-serif" fo:color="#000000" fo:font-size="11pt" style:font-size-asian="11pt"/>
    </style:style>
    <style:style style:name="T31" style:parent-style-name="DefaultParagraphFont" style:family="text">
      <style:text-properties style:font-name="Verdana, sans-serif" fo:color="#000000" fo:font-size="11pt" style:font-size-asian="11pt"/>
    </style:style>
    <style:style style:name="T32" style:parent-style-name="DefaultParagraphFont" style:family="text">
      <style:text-properties style:font-name="Liberation Sans"/>
    </style:style>
    <style:style style:name="T33" style:parent-style-name="DefaultParagraphFont" style:family="text">
      <style:text-properties style:font-name="Liberation Sans"/>
    </style:style>
    <style:style style:name="T34" style:parent-style-name="DefaultParagraphFont" style:family="text">
      <style:text-properties style:font-name="Verdana, sans-serif" fo:color="#000000" fo:font-size="11pt" style:font-size-asian="11pt"/>
    </style:style>
    <style:style style:name="T35" style:parent-style-name="Emphasis" style:family="text">
      <style:text-properties style:font-name="Verdana, sans-serif" fo:color="#000000" fo:font-size="11pt" style:font-size-asian="11pt"/>
    </style:style>
    <style:style style:name="T36" style:parent-style-name="DefaultParagraphFont" style:family="text">
      <style:text-properties style:font-name="Verdana, sans-serif" fo:color="#000000" fo:font-size="11pt" style:font-size-asian="11pt"/>
    </style:style>
    <style:style style:name="T37" style:parent-style-name="DefaultParagraphFont" style:family="text">
      <style:text-properties style:font-name="Liberation Sans"/>
    </style:style>
    <style:style style:name="T38" style:parent-style-name="DefaultParagraphFont" style:family="text">
      <style:text-properties style:font-name="Liberation Sans"/>
    </style:style>
    <style:style style:name="T39" style:parent-style-name="DefaultParagraphFont" style:family="text">
      <style:text-properties style:font-name="Verdana, sans-serif" fo:color="#000000" fo:font-size="11pt" style:font-size-asian="11pt"/>
    </style:style>
    <style:style style:name="T40" style:parent-style-name="Emphasis" style:family="text">
      <style:text-properties style:font-name="Verdana, sans-serif" fo:color="#000000" fo:font-size="11pt" style:font-size-asian="11pt"/>
    </style:style>
    <style:style style:name="T41" style:parent-style-name="DefaultParagraphFont" style:family="text">
      <style:text-properties style:font-name="Verdana, sans-serif" fo:color="#000000" fo:font-size="11pt" style:font-size-asian="11pt"/>
    </style:style>
    <style:style style:name="T42" style:parent-style-name="DefaultParagraphFont" style:family="text">
      <style:text-properties style:font-name="Liberation Sans"/>
    </style:style>
    <style:style style:name="T43" style:parent-style-name="DefaultParagraphFont" style:family="text">
      <style:text-properties style:font-name="Liberation Sans"/>
    </style:style>
    <style:style style:name="T44" style:parent-style-name="DefaultParagraphFont" style:family="text">
      <style:text-properties style:font-name="Liberation Sans"/>
    </style:style>
    <style:style style:name="T45" style:parent-style-name="DefaultParagraphFont" style:family="text">
      <style:text-properties style:font-name="Verdana, sans-serif" fo:color="#000000" fo:font-size="11pt" style:font-size-asian="11pt"/>
    </style:style>
    <style:style style:name="T46" style:parent-style-name="Emphasis" style:family="text">
      <style:text-properties style:font-name="Verdana, sans-serif" fo:color="#000000" fo:font-size="11pt" style:font-size-asian="11pt"/>
    </style:style>
    <style:style style:name="T47" style:parent-style-name="DefaultParagraphFont" style:family="text">
      <style:text-properties style:font-name="Verdana, sans-serif" fo:color="#000000" fo:font-size="11pt" style:font-size-asian="11pt"/>
    </style:style>
    <style:style style:name="T48" style:parent-style-name="DefaultParagraphFont" style:family="text">
      <style:text-properties style:font-name="Liberation Sans"/>
    </style:style>
    <style:style style:name="T49" style:parent-style-name="DefaultParagraphFont" style:family="text">
      <style:text-properties style:font-name="Liberation Sans"/>
    </style:style>
    <style:style style:name="T50" style:parent-style-name="DefaultParagraphFont" style:family="text">
      <style:text-properties style:font-name="Verdana, sans-serif" fo:color="#000000" fo:font-size="11pt" style:font-size-asian="11pt"/>
    </style:style>
    <style:style style:name="T51" style:parent-style-name="Emphasis" style:family="text">
      <style:text-properties style:font-name="Verdana, sans-serif" fo:color="#000000" fo:font-size="11pt" style:font-size-asian="11pt"/>
    </style:style>
    <style:style style:name="T52" style:parent-style-name="DefaultParagraphFont" style:family="text">
      <style:text-properties style:font-name="Verdana, sans-serif" fo:color="#000000" fo:font-size="11pt" style:font-size-asian="11pt"/>
    </style:style>
    <style:style style:name="T53" style:parent-style-name="DefaultParagraphFont" style:family="text">
      <style:text-properties style:font-name="Liberation Sans"/>
    </style:style>
    <style:style style:name="T54" style:parent-style-name="DefaultParagraphFont" style:family="text">
      <style:text-properties style:font-name="Liberation Sans"/>
    </style:style>
    <style:style style:name="T55" style:parent-style-name="DefaultParagraphFont" style:family="text">
      <style:text-properties style:font-name="Verdana, sans-serif" fo:color="#000000" fo:font-size="11pt" style:font-size-asian="11pt"/>
    </style:style>
    <style:style style:name="T56" style:parent-style-name="Emphasis" style:family="text">
      <style:text-properties style:font-name="Verdana, sans-serif" fo:color="#000000" fo:font-size="11pt" style:font-size-asian="11pt"/>
    </style:style>
    <style:style style:name="T57" style:parent-style-name="DefaultParagraphFont" style:family="text">
      <style:text-properties style:font-name="Verdana, sans-serif" fo:color="#000000" fo:font-size="11pt" style:font-size-asian="11pt"/>
    </style:style>
    <style:style style:name="T58" style:parent-style-name="DefaultParagraphFont" style:family="text">
      <style:text-properties style:font-name="Liberation Sans"/>
    </style:style>
    <style:style style:name="T59" style:parent-style-name="DefaultParagraphFont" style:family="text">
      <style:text-properties style:font-name="Liberation Sans"/>
    </style:style>
    <style:style style:name="T60" style:parent-style-name="DefaultParagraphFont" style:family="text">
      <style:text-properties style:font-name="Verdana, sans-serif" fo:color="#000000" fo:font-size="11pt" style:font-size-asian="11pt"/>
    </style:style>
    <style:style style:name="T61" style:parent-style-name="Emphasis" style:family="text">
      <style:text-properties style:font-name="Verdana, sans-serif" fo:color="#000000" fo:font-size="11pt" style:font-size-asian="11pt"/>
    </style:style>
    <style:style style:name="T62" style:parent-style-name="DefaultParagraphFont" style:family="text">
      <style:text-properties style:font-name="Verdana, sans-serif" fo:color="#000000" fo:font-size="11pt" style:font-size-asian="11pt"/>
    </style:style>
    <style:style style:name="T63" style:parent-style-name="DefaultParagraphFont" style:family="text">
      <style:text-properties style:font-name="Liberation Sans"/>
    </style:style>
    <style:style style:name="T64" style:parent-style-name="DefaultParagraphFont" style:family="text">
      <style:text-properties style:font-name="Liberation Sans"/>
    </style:style>
    <style:style style:name="T65" style:parent-style-name="DefaultParagraphFont" style:family="text">
      <style:text-properties style:font-name="Verdana, sans-serif" fo:color="#000000" fo:font-size="11pt" style:font-size-asian="11pt"/>
    </style:style>
    <style:style style:name="T66" style:parent-style-name="Emphasis" style:family="text">
      <style:text-properties style:font-name="Verdana, sans-serif" fo:color="#000000" fo:font-size="11pt" style:font-size-asian="11pt"/>
    </style:style>
    <style:style style:name="T67" style:parent-style-name="DefaultParagraphFont" style:family="text">
      <style:text-properties style:font-name="Verdana, sans-serif" fo:color="#000000" fo:font-size="11pt" style:font-size-asian="11pt"/>
    </style:style>
    <style:style style:name="T68" style:parent-style-name="DefaultParagraphFont" style:family="text">
      <style:text-properties style:font-name="Liberation Sans"/>
    </style:style>
    <style:style style:name="T69" style:parent-style-name="DefaultParagraphFont" style:family="text">
      <style:text-properties style:font-name="Liberation Sans"/>
    </style:style>
    <style:style style:name="T70" style:parent-style-name="DefaultParagraphFont" style:family="text">
      <style:text-properties style:font-name="Verdana, sans-serif" fo:color="#000000" fo:font-size="11pt" style:font-size-asian="11pt"/>
    </style:style>
    <style:style style:name="T71" style:parent-style-name="Emphasis" style:family="text">
      <style:text-properties style:font-name="Verdana, sans-serif" fo:color="#000000" fo:font-size="11pt" style:font-size-asian="11pt"/>
    </style:style>
    <style:style style:name="T72" style:parent-style-name="DefaultParagraphFont" style:family="text">
      <style:text-properties style:font-name="Verdana, sans-serif" fo:color="#000000" fo:font-size="11pt" style:font-size-asian="11pt"/>
    </style:style>
    <style:style style:name="T73" style:parent-style-name="DefaultParagraphFont" style:family="text">
      <style:text-properties style:font-name="Liberation Sans"/>
    </style:style>
    <style:style style:name="T74" style:parent-style-name="DefaultParagraphFont" style:family="text">
      <style:text-properties style:font-name="Liberation Sans"/>
    </style:style>
    <style:style style:name="T75" style:parent-style-name="DefaultParagraphFont" style:family="text">
      <style:text-properties style:font-name="Liberation Sans"/>
    </style:style>
    <style:style style:name="T76" style:parent-style-name="DefaultParagraphFont" style:family="text">
      <style:text-properties style:font-name="Verdana, sans-serif" fo:color="#000000" fo:font-size="11pt" style:font-size-asian="11pt"/>
    </style:style>
    <style:style style:name="T77" style:parent-style-name="Emphasis" style:family="text">
      <style:text-properties style:font-name="Verdana, sans-serif" fo:color="#000000" fo:font-size="11pt" style:font-size-asian="11pt"/>
    </style:style>
    <style:style style:name="T78" style:parent-style-name="DefaultParagraphFont" style:family="text">
      <style:text-properties style:font-name="Verdana, sans-serif" fo:color="#000000" fo:font-size="11pt" style:font-size-asian="11pt"/>
    </style:style>
    <style:style style:name="T79" style:parent-style-name="DefaultParagraphFont" style:family="text">
      <style:text-properties style:font-name="Liberation Sans"/>
    </style:style>
    <style:style style:name="T80" style:parent-style-name="DefaultParagraphFont" style:family="text">
      <style:text-properties style:font-name="Liberation Sans"/>
    </style:style>
    <style:style style:name="T81" style:parent-style-name="DefaultParagraphFont" style:family="text">
      <style:text-properties style:font-name="Verdana, sans-serif" fo:color="#000000" fo:font-size="11pt" style:font-size-asian="11pt"/>
    </style:style>
    <style:style style:name="T82" style:parent-style-name="Emphasis" style:family="text">
      <style:text-properties style:font-name="Verdana, sans-serif" fo:color="#000000" fo:font-size="11pt" style:font-size-asian="11pt"/>
    </style:style>
    <style:style style:name="T83" style:parent-style-name="DefaultParagraphFont" style:family="text">
      <style:text-properties style:font-name="Verdana, sans-serif" fo:color="#000000" fo:font-size="11pt" style:font-size-asian="11pt"/>
    </style:style>
    <style:style style:name="T84" style:parent-style-name="DefaultParagraphFont" style:family="text">
      <style:text-properties style:font-name="Liberation Sans"/>
    </style:style>
    <style:style style:name="T85" style:parent-style-name="DefaultParagraphFont" style:family="text">
      <style:text-properties style:font-name="Liberation Sans"/>
    </style:style>
    <style:style style:name="T86" style:parent-style-name="DefaultParagraphFont" style:family="text">
      <style:text-properties style:font-name="Verdana, sans-serif" fo:color="#000000" fo:font-size="11pt" style:font-size-asian="11pt"/>
    </style:style>
    <style:style style:name="T87" style:parent-style-name="Emphasis" style:family="text">
      <style:text-properties style:font-name="Verdana, sans-serif" fo:color="#000000" fo:font-size="11pt" style:font-size-asian="11pt"/>
    </style:style>
    <style:style style:name="T88" style:parent-style-name="DefaultParagraphFont" style:family="text">
      <style:text-properties style:font-name="Verdana, sans-serif" fo:color="#000000" fo:font-size="11pt" style:font-size-asian="11pt"/>
    </style:style>
    <style:style style:name="T89" style:parent-style-name="DefaultParagraphFont" style:family="text">
      <style:text-properties style:font-name="Liberation Sans"/>
    </style:style>
    <style:style style:name="T90" style:parent-style-name="DefaultParagraphFont" style:family="text">
      <style:text-properties style:font-name="Liberation Sans"/>
    </style:style>
    <style:style style:name="T91" style:parent-style-name="DefaultParagraphFont" style:family="text">
      <style:text-properties style:font-name="Verdana, sans-serif" fo:color="#000000" fo:font-size="11pt" style:font-size-asian="11pt"/>
    </style:style>
    <style:style style:name="T92" style:parent-style-name="Emphasis" style:family="text">
      <style:text-properties style:font-name="Verdana, sans-serif" fo:color="#000000" fo:font-size="11pt" style:font-size-asian="11pt"/>
    </style:style>
    <style:style style:name="T93" style:parent-style-name="DefaultParagraphFont" style:family="text">
      <style:text-properties style:font-name="Verdana, sans-serif" fo:color="#000000" fo:font-size="11pt" style:font-size-asian="11pt"/>
    </style:style>
    <style:style style:name="T94" style:parent-style-name="DefaultParagraphFont" style:family="text">
      <style:text-properties style:font-name="Liberation Sans"/>
    </style:style>
    <style:style style:name="T95" style:parent-style-name="DefaultParagraphFont" style:family="text">
      <style:text-properties style:font-name="Liberation Sans"/>
    </style:style>
    <style:style style:name="T96" style:parent-style-name="DefaultParagraphFont" style:family="text">
      <style:text-properties style:font-name="Verdana, sans-serif" fo:color="#000000" fo:font-size="11pt" style:font-size-asian="11pt"/>
    </style:style>
    <style:style style:name="T97" style:parent-style-name="Emphasis" style:family="text">
      <style:text-properties style:font-name="Verdana, sans-serif" fo:color="#000000" fo:font-size="11pt" style:font-size-asian="11pt"/>
    </style:style>
    <style:style style:name="T98" style:parent-style-name="DefaultParagraphFont" style:family="text">
      <style:text-properties style:font-name="Verdana, sans-serif" fo:color="#000000" fo:font-size="11pt" style:font-size-asian="11pt"/>
    </style:style>
    <style:style style:name="T99" style:parent-style-name="DefaultParagraphFont" style:family="text">
      <style:text-properties style:font-name="Liberation Sans"/>
    </style:style>
    <style:style style:name="T100" style:parent-style-name="DefaultParagraphFont" style:family="text">
      <style:text-properties style:font-name="Liberation Sans"/>
    </style:style>
    <style:style style:name="T101" style:parent-style-name="DefaultParagraphFont" style:family="text">
      <style:text-properties style:font-name="Verdana, sans-serif" fo:color="#000000" fo:font-size="11pt" style:font-size-asian="11pt"/>
    </style:style>
    <style:style style:name="T102" style:parent-style-name="Emphasis" style:family="text">
      <style:text-properties style:font-name="Verdana, sans-serif" fo:color="#000000" fo:font-size="11pt" style:font-size-asian="11pt"/>
    </style:style>
    <style:style style:name="T103" style:parent-style-name="DefaultParagraphFont" style:family="text">
      <style:text-properties style:font-name="Verdana, sans-serif" fo:color="#000000" fo:font-size="11pt" style:font-size-asian="11pt"/>
    </style:style>
    <style:style style:name="T104" style:parent-style-name="DefaultParagraphFont" style:family="text">
      <style:text-properties style:font-name="Liberation Sans"/>
    </style:style>
    <style:style style:name="T105" style:parent-style-name="DefaultParagraphFont" style:family="text">
      <style:text-properties style:font-name="Liberation Sans"/>
    </style:style>
    <style:style style:name="T106" style:parent-style-name="DefaultParagraphFont" style:family="text">
      <style:text-properties style:font-name="Liberation Sans"/>
    </style:style>
    <style:style style:name="T107" style:parent-style-name="DefaultParagraphFont" style:family="text">
      <style:text-properties style:font-name="Verdana, sans-serif" fo:color="#000000" fo:font-size="11pt" style:font-size-asian="11pt"/>
    </style:style>
    <style:style style:name="T108" style:parent-style-name="Emphasis" style:family="text">
      <style:text-properties style:font-name="Verdana, sans-serif" fo:color="#000000" fo:font-size="11pt" style:font-size-asian="11pt"/>
    </style:style>
    <style:style style:name="T109" style:parent-style-name="DefaultParagraphFont" style:family="text">
      <style:text-properties style:font-name="Verdana, sans-serif" fo:color="#000000" fo:font-size="11pt" style:font-size-asian="11pt"/>
    </style:style>
    <style:style style:name="T110" style:parent-style-name="DefaultParagraphFont" style:family="text">
      <style:text-properties style:font-name="Liberation Sans"/>
    </style:style>
    <style:style style:name="T111" style:parent-style-name="DefaultParagraphFont" style:family="text">
      <style:text-properties style:font-name="Liberation Sans"/>
    </style:style>
    <style:style style:name="T112" style:parent-style-name="DefaultParagraphFont" style:family="text">
      <style:text-properties style:font-name="Verdana, sans-serif" fo:color="#000000" fo:font-size="11pt" style:font-size-asian="11pt"/>
    </style:style>
    <style:style style:name="T113" style:parent-style-name="Emphasis" style:family="text">
      <style:text-properties style:font-name="Verdana, sans-serif" fo:color="#000000" fo:font-size="11pt" style:font-size-asian="11pt"/>
    </style:style>
    <style:style style:name="T114" style:parent-style-name="DefaultParagraphFont" style:family="text">
      <style:text-properties style:font-name="Verdana, sans-serif" fo:color="#000000" fo:font-size="11pt" style:font-size-asian="11pt"/>
    </style:style>
    <style:style style:name="T115" style:parent-style-name="DefaultParagraphFont" style:family="text">
      <style:text-properties style:font-name="Liberation Sans"/>
    </style:style>
    <style:style style:name="T116" style:parent-style-name="DefaultParagraphFont" style:family="text">
      <style:text-properties style:font-name="Liberation Sans"/>
    </style:style>
    <style:style style:name="T117" style:parent-style-name="DefaultParagraphFont" style:family="text">
      <style:text-properties style:font-name="Verdana, sans-serif" fo:color="#000000" fo:font-size="11pt" style:font-size-asian="11pt"/>
    </style:style>
    <style:style style:name="T118" style:parent-style-name="Emphasis" style:family="text">
      <style:text-properties style:font-name="Verdana, sans-serif" fo:color="#000000" fo:font-size="11pt" style:font-size-asian="11pt"/>
    </style:style>
    <style:style style:name="T119" style:parent-style-name="DefaultParagraphFont" style:family="text">
      <style:text-properties style:font-name="Verdana, sans-serif" fo:color="#000000" fo:font-size="11pt" style:font-size-asian="11pt"/>
    </style:style>
    <style:style style:name="T120" style:parent-style-name="DefaultParagraphFont" style:family="text">
      <style:text-properties style:font-name="Liberation Sans"/>
    </style:style>
    <style:style style:name="T121" style:parent-style-name="DefaultParagraphFont" style:family="text">
      <style:text-properties style:font-name="Liberation Sans"/>
    </style:style>
    <style:style style:name="T122" style:parent-style-name="DefaultParagraphFont" style:family="text">
      <style:text-properties style:font-name="Verdana, sans-serif" fo:color="#000000" fo:font-size="11pt" style:font-size-asian="11pt"/>
    </style:style>
    <style:style style:name="T123" style:parent-style-name="Emphasis" style:family="text">
      <style:text-properties style:font-name="Verdana, sans-serif" fo:color="#000000" fo:font-size="11pt" style:font-size-asian="11pt"/>
    </style:style>
    <style:style style:name="T124" style:parent-style-name="DefaultParagraphFont" style:family="text">
      <style:text-properties style:font-name="Verdana, sans-serif" fo:color="#000000" fo:font-size="11pt" style:font-size-asian="11pt"/>
    </style:style>
    <style:style style:name="T125" style:parent-style-name="DefaultParagraphFont" style:family="text">
      <style:text-properties style:font-name="Liberation Sans"/>
    </style:style>
    <style:style style:name="T126" style:parent-style-name="DefaultParagraphFont" style:family="text">
      <style:text-properties style:font-name="Liberation Sans"/>
    </style:style>
    <style:style style:name="T127" style:parent-style-name="DefaultParagraphFont" style:family="text">
      <style:text-properties style:font-name="Verdana, sans-serif" fo:color="#000000" fo:font-size="11pt" style:font-size-asian="11pt"/>
    </style:style>
    <style:style style:name="T128" style:parent-style-name="Emphasis" style:family="text">
      <style:text-properties style:font-name="Verdana, sans-serif" fo:color="#000000" fo:font-size="11pt" style:font-size-asian="11pt"/>
    </style:style>
    <style:style style:name="T129" style:parent-style-name="DefaultParagraphFont" style:family="text">
      <style:text-properties style:font-name="Verdana, sans-serif" fo:color="#000000" fo:font-size="11pt" style:font-size-asian="11pt"/>
    </style:style>
    <style:style style:name="T130" style:parent-style-name="DefaultParagraphFont" style:family="text">
      <style:text-properties style:font-name="Liberation Sans"/>
    </style:style>
    <style:style style:name="T131" style:parent-style-name="DefaultParagraphFont" style:family="text">
      <style:text-properties style:font-name="Liberation Sans"/>
    </style:style>
    <style:style style:name="T132" style:parent-style-name="DefaultParagraphFont" style:family="text">
      <style:text-properties style:font-name="Verdana, sans-serif" fo:color="#000000" fo:font-size="11pt" style:font-size-asian="11pt"/>
    </style:style>
    <style:style style:name="T133" style:parent-style-name="Emphasis" style:family="text">
      <style:text-properties style:font-name="Verdana, sans-serif" fo:color="#000000" fo:font-size="11pt" style:font-size-asian="11pt"/>
    </style:style>
    <style:style style:name="T134" style:parent-style-name="DefaultParagraphFont" style:family="text">
      <style:text-properties style:font-name="Verdana, sans-serif" fo:color="#000000" fo:font-size="11pt" style:font-size-asian="11pt"/>
    </style:style>
    <style:style style:name="T135" style:parent-style-name="DefaultParagraphFont" style:family="text">
      <style:text-properties style:font-name="Liberation Sans"/>
    </style:style>
    <style:style style:name="T136" style:parent-style-name="DefaultParagraphFont" style:family="text">
      <style:text-properties style:font-name="Liberation Sans"/>
    </style:style>
    <style:style style:name="T137" style:parent-style-name="DefaultParagraphFont" style:family="text">
      <style:text-properties style:font-name="Verdana, sans-serif" fo:color="#000000" fo:font-size="11pt" style:font-size-asian="11pt"/>
    </style:style>
    <style:style style:name="T138" style:parent-style-name="Emphasis" style:family="text">
      <style:text-properties style:font-name="Verdana, sans-serif" fo:color="#000000" fo:font-size="11pt" style:font-size-asian="11pt"/>
    </style:style>
    <style:style style:name="T139" style:parent-style-name="DefaultParagraphFont" style:family="text">
      <style:text-properties style:font-name="Verdana, sans-serif" fo:color="#000000" fo:font-size="11pt" style:font-size-asian="11pt"/>
    </style:style>
    <style:style style:name="T140" style:parent-style-name="DefaultParagraphFont" style:family="text">
      <style:text-properties style:font-name="Liberation Sans"/>
    </style:style>
    <style:style style:name="T141" style:parent-style-name="DefaultParagraphFont" style:family="text">
      <style:text-properties style:font-name="Liberation Sans"/>
    </style:style>
    <style:style style:name="T142" style:parent-style-name="DefaultParagraphFont" style:family="text">
      <style:text-properties style:font-name="Verdana, sans-serif" fo:color="#000000" fo:font-size="11pt" style:font-size-asian="11pt"/>
    </style:style>
    <style:style style:name="T143" style:parent-style-name="Emphasis" style:family="text">
      <style:text-properties style:font-name="Verdana, sans-serif" fo:color="#000000" fo:font-size="11pt" style:font-size-asian="11pt"/>
    </style:style>
    <style:style style:name="T144" style:parent-style-name="DefaultParagraphFont" style:family="text">
      <style:text-properties style:font-name="Verdana, sans-serif" fo:color="#000000" fo:font-size="11pt" style:font-size-asian="11pt"/>
    </style:style>
    <style:style style:name="T145" style:parent-style-name="DefaultParagraphFont" style:family="text">
      <style:text-properties style:font-name="Liberation Sans"/>
    </style:style>
    <style:style style:name="T146" style:parent-style-name="DefaultParagraphFont" style:family="text">
      <style:text-properties style:font-name="Liberation Sans"/>
    </style:style>
    <style:style style:name="T147" style:parent-style-name="DefaultParagraphFont" style:family="text">
      <style:text-properties style:font-name="Verdana, sans-serif" fo:color="#000000" fo:font-size="11pt" style:font-size-asian="11pt"/>
    </style:style>
    <style:style style:name="T148" style:parent-style-name="Emphasis" style:family="text">
      <style:text-properties style:font-name="Verdana, sans-serif" fo:color="#000000" fo:font-size="11pt" style:font-size-asian="11pt"/>
    </style:style>
    <style:style style:name="T149" style:parent-style-name="DefaultParagraphFont" style:family="text">
      <style:text-properties style:font-name="Verdana, sans-serif" fo:color="#000000" fo:font-size="11pt" style:font-size-asian="11pt"/>
    </style:style>
    <style:style style:name="T150" style:parent-style-name="DefaultParagraphFont" style:family="text">
      <style:text-properties style:font-name="Liberation Sans"/>
    </style:style>
    <style:style style:name="T151" style:parent-style-name="DefaultParagraphFont" style:family="text">
      <style:text-properties style:font-name="Liberation Sans"/>
    </style:style>
    <style:style style:name="P152" style:parent-style-name="Standard" style:family="paragraph">
      <style:text-properties style:font-name="Liberation Sans"/>
    </style:style>
    <style:style style:name="P153" style:parent-style-name="Standard" style:family="paragraph">
      <style:text-properties style:font-name="Liberation Sans"/>
    </style:style>
    <style:style style:name="P154" style:parent-style-name="Standard" style:family="paragraph">
      <style:text-properties style:font-name="Liberation Sans"/>
    </style:style>
    <style:style style:name="P155" style:parent-style-name="Standard" style:family="paragraph">
      <style:text-properties style:font-name="Liberation Sans"/>
    </style:style>
    <style:style style:name="P156" style:parent-style-name="Standard" style:family="paragraph">
      <style:text-properties style:font-name="Liberation Sans"/>
    </style:style>
    <style:style style:name="P157" style:parent-style-name="Standard" style:family="paragraph">
      <style:text-properties style:font-name="Liberation Sans"/>
    </style:style>
    <style:style style:name="P158" style:parent-style-name="Standard" style:family="paragraph">
      <style:text-properties style:font-name="Liberation Sans"/>
    </style:style>
    <style:style style:name="P159" style:parent-style-name="Standard" style:family="paragraph">
      <style:text-properties style:font-name="Liberation Sans"/>
    </style:style>
    <style:style style:name="P160" style:parent-style-name="Standard" style:family="paragraph">
      <style:text-properties style:font-name="Liberation Sans" fo:font-size="10pt" style:font-size-asian="10pt"/>
    </style:style>
    <style:style style:name="T161" style:parent-style-name="DefaultParagraphFont" style:family="text">
      <style:text-properties style:font-name="Menlo, Monaco, 'Courier New', C" fo:font-size="12pt" style:font-size-asian="12pt"/>
    </style:style>
    <style:style style:name="T162" style:parent-style-name="DefaultParagraphFont" style:family="text">
      <style:text-properties style:font-name="Menlo, Monaco, 'Courier New', C" fo:font-size="12pt" style:font-size-asian="12pt"/>
    </style:style>
    <style:style style:name="T163" style:parent-style-name="DefaultParagraphFont" style:family="text">
      <style:text-properties style:font-name="Menlo, Monaco, 'Courier New', C" fo:font-size="12pt" style:font-size-asian="12pt"/>
    </style:style>
    <style:style style:name="T164" style:parent-style-name="SourceText" style:family="text">
      <style:text-properties fo:color="#303336" fo:font-size="12pt" style:font-size-asian="12pt" style:font-size-complex="12pt" fo:background-color="#EFF0F1"/>
    </style:style>
    <style:style style:name="T165" style:parent-style-name="DefaultParagraphFont" style:family="text">
      <style:text-properties style:font-name="Menlo, Monaco, 'Courier New', C" fo:font-size="12pt" style:font-size-asian="12pt"/>
    </style:style>
    <style:style style:name="T166" style:parent-style-name="DefaultParagraphFont" style:family="text">
      <style:text-properties style:font-name="Menlo, Monaco, 'Courier New', C" fo:font-size="12pt" style:font-size-asian="12pt" style:font-size-complex="12pt"/>
    </style:style>
    <style:style style:name="T167" style:parent-style-name="DefaultParagraphFont" style:family="text">
      <style:text-properties style:font-name="Liberation Sans"/>
    </style:style>
    <style:style style:name="P168" style:parent-style-name="Standard" style:family="paragraph">
      <style:text-properties style:font-name="Liberation Sans"/>
    </style:style>
    <style:style style:name="P169" style:parent-style-name="Standard" style:family="paragraph">
      <style:text-properties style:font-name="Liberation Sans"/>
    </style:style>
    <style:style style:name="P170" style:parent-style-name="Standard" style:family="paragraph">
      <style:text-properties style:font-name="Liberation Sans"/>
    </style:style>
    <style:style style:name="P171" style:parent-style-name="Standard" style:family="paragraph">
      <style:text-properties style:font-name="Liberation Sans"/>
    </style:style>
    <style:style style:name="P172" style:parent-style-name="Standard" style:family="paragraph">
      <style:text-properties style:font-name="Liberation Sans"/>
    </style:style>
    <style:style style:name="P173" style:parent-style-name="Standard" style:family="paragraph">
      <style:text-properties style:font-name="Liberation Sans"/>
    </style:style>
    <style:style style:name="P174" style:parent-style-name="Standard" style:family="paragraph">
      <style:text-properties style:font-name="Liberation Sans"/>
    </style:style>
    <style:style style:name="P175" style:parent-style-name="Standard" style:family="paragraph">
      <style:text-properties style:font-name="Liberation Sans"/>
    </style:style>
    <style:style style:name="P176" style:parent-style-name="Standard" style:family="paragraph">
      <style:text-properties style:font-name="Liberation Sans"/>
    </style:style>
    <style:style style:name="P177" style:parent-style-name="Standard" style:family="paragraph">
      <style:text-properties style:font-name="Liberation Sans"/>
    </style:style>
    <style:style style:name="P178" style:parent-style-name="Standard" style:family="paragraph">
      <style:text-properties style:font-name="Liberation Sans"/>
    </style:style>
    <style:style style:name="P179" style:parent-style-name="Standard" style:family="paragraph">
      <style:text-properties style:font-name="Liberation Sans"/>
    </style:style>
    <style:style style:name="P180" style:parent-style-name="Standard" style:family="paragraph">
      <style:text-properties style:font-name="Liberation Sans"/>
    </style:style>
    <style:style style:name="P181" style:parent-style-name="Standard" style:family="paragraph">
      <style:text-properties style:font-name="Liberation Sans"/>
    </style:style>
    <style:style style:name="T182" style:parent-style-name="DefaultParagraphFont" style:family="text">
      <style:text-properties style:font-name="Liberation Sans"/>
    </style:style>
    <style:style style:name="P183" style:parent-style-name="Standard" style:family="paragraph">
      <style:text-properties style:font-name="Liberation Sans"/>
    </style:style>
    <style:style style:name="P184" style:parent-style-name="Standard" style:family="paragraph">
      <style:text-properties style:font-name="Liberation Sans"/>
    </style:style>
    <style:style style:name="P185" style:parent-style-name="Standard" style:family="paragraph">
      <style:text-properties style:font-name="Liberation Sans"/>
    </style:style>
    <style:style style:name="P186" style:parent-style-name="Standard" style:family="paragraph">
      <style:text-properties style:font-name="Liberation Sans"/>
    </style:style>
    <style:style style:name="P187" style:parent-style-name="Standard" style:family="paragraph">
      <style:text-properties style:font-name="Liberation Sans"/>
    </style:style>
    <style:style style:name="P188" style:parent-style-name="Standard" style:family="paragraph">
      <style:text-properties style:font-name="Liberation Sans"/>
    </style:style>
    <style:style style:name="P189" style:parent-style-name="Standard" style:family="paragraph">
      <style:text-properties style:font-name="Liberation Sans"/>
    </style:style>
    <style:style style:name="P190" style:parent-style-name="Standard" style:family="paragraph">
      <style:text-properties style:font-name="Liberation Sans"/>
    </style:style>
    <style:style style:name="P191" style:parent-style-name="Standard" style:family="paragraph">
      <style:text-properties style:font-name="Liberation Sans"/>
    </style:style>
    <style:style style:name="P192" style:parent-style-name="Standard" style:family="paragraph">
      <style:text-properties style:font-name="Liberation Sans"/>
    </style:style>
    <style:style style:name="P193" style:parent-style-name="Standard" style:family="paragraph">
      <style:text-properties style:font-name="Liberation Sans"/>
    </style:style>
    <style:style style:name="P194" style:parent-style-name="Standard" style:family="paragraph">
      <style:text-properties style:font-name="Liberation Sans"/>
    </style:style>
    <style:style style:name="P195" style:parent-style-name="Standard" style:family="paragraph">
      <style:text-properties style:font-name="Liberation Sans"/>
    </style:style>
    <style:style style:name="P196" style:parent-style-name="Standard" style:family="paragraph">
      <style:text-properties style:font-name="Liberation Sans"/>
    </style:style>
    <style:style style:name="T197" style:parent-style-name="DefaultParagraphFont" style:family="text">
      <style:text-properties style:font-name="Liberation Sans"/>
    </style:style>
    <style:style style:name="P198" style:parent-style-name="Standard" style:family="paragraph">
      <style:text-properties style:font-name="Liberation Sans"/>
    </style:style>
    <style:style style:name="P199" style:parent-style-name="Standard" style:family="paragraph">
      <style:text-properties style:font-name="Liberation Sans"/>
    </style:style>
    <style:style style:name="P200" style:parent-style-name="Standard" style:family="paragraph">
      <style:text-properties style:font-name="Liberation Sans"/>
    </style:style>
    <style:style style:name="P201" style:parent-style-name="Standard" style:family="paragraph">
      <style:text-properties style:font-name="Liberation Sans"/>
    </style:style>
    <style:style style:name="P202" style:parent-style-name="Standard" style:family="paragraph">
      <style:text-properties style:font-name="Liberation Sans"/>
    </style:style>
    <style:style style:name="P203" style:parent-style-name="Standard" style:family="paragraph">
      <style:text-properties style:font-name="Liberation Sans"/>
    </style:style>
    <style:style style:name="P204" style:parent-style-name="Standard" style:family="paragraph">
      <style:text-properties style:font-name="Liberation Sans"/>
    </style:style>
    <style:style style:name="P205" style:parent-style-name="Standard" style:family="paragraph">
      <style:text-properties style:font-name="Liberation Sans"/>
    </style:style>
    <style:style style:name="P206" style:parent-style-name="Standard" style:family="paragraph">
      <style:text-properties style:font-name="Liberation Sans"/>
    </style:style>
    <style:style style:name="P207" style:parent-style-name="Standard" style:family="paragraph">
      <style:text-properties style:font-name="Liberation Sans"/>
    </style:style>
    <style:style style:name="P208" style:parent-style-name="Standard" style:family="paragraph">
      <style:text-properties style:font-name="Liberation Sans"/>
    </style:style>
    <style:style style:name="P209" style:parent-style-name="Standard" style:family="paragraph">
      <style:text-properties style:font-name="Liberation Sans"/>
    </style:style>
    <style:style style:name="P210" style:parent-style-name="Standard" style:family="paragraph">
      <style:text-properties style:font-name="Liberation Sans"/>
    </style:style>
    <style:style style:name="P211" style:parent-style-name="PreformattedText" style:family="paragraph">
      <style:text-properties style:font-name="Menlo, Monaco, 'Courier New', C" fo:font-size="12pt" style:font-size-asian="12pt"/>
    </style:style>
    <style:style style:name="T212" style:parent-style-name="DefaultParagraphFont" style:family="text">
      <style:text-properties style:font-name="Liberation Sans"/>
    </style:style>
    <style:style style:name="P213" style:parent-style-name="Standard" style:family="paragraph">
      <style:text-properties style:font-name="Liberation Sans"/>
    </style:style>
    <style:style style:name="P214" style:parent-style-name="Standard" style:family="paragraph">
      <style:text-properties style:font-name="Liberation Sans"/>
    </style:style>
    <style:style style:name="P215" style:parent-style-name="Standard" style:family="paragraph">
      <style:text-properties style:font-name="Liberation Sans"/>
    </style:style>
    <style:style style:name="P216" style:parent-style-name="Standard" style:family="paragraph">
      <style:text-properties style:font-name="Liberation Sans"/>
    </style:style>
    <style:style style:name="P217" style:parent-style-name="Standard" style:family="paragraph">
      <style:text-properties style:font-name="Liberation Sans"/>
    </style:style>
    <style:style style:name="P218" style:parent-style-name="Standard" style:family="paragraph">
      <style:text-properties style:font-name="Liberation Sans"/>
    </style:style>
    <style:style style:name="P219" style:parent-style-name="Standard" style:family="paragraph">
      <style:text-properties style:font-name="Liberation Sans"/>
    </style:style>
    <style:style style:name="P220" style:parent-style-name="Standard" style:family="paragraph">
      <style:text-properties style:font-name="Liberation Sans"/>
    </style:style>
    <style:style style:name="P221" style:parent-style-name="Standard" style:family="paragraph">
      <style:text-properties style:font-name="Liberation Sans"/>
    </style:style>
    <style:style style:name="P222" style:parent-style-name="Standard" style:family="paragraph">
      <style:text-properties style:font-name="Liberation Sans"/>
    </style:style>
    <style:style style:name="T223" style:parent-style-name="DefaultParagraphFont" style:family="text">
      <style:text-properties style:font-name="Liberation Sans"/>
    </style:style>
    <style:style style:name="T224" style:parent-style-name="DefaultParagraphFont" style:family="text">
      <style:text-properties style:font-name="Verdana, sans-serif" fo:color="#000000" fo:font-size="11pt" style:font-size-asian="11pt"/>
    </style:style>
    <style:style style:name="T225" style:parent-style-name="Emphasis" style:family="text">
      <style:text-properties style:font-name="Verdana, sans-serif" fo:color="#000000" fo:font-size="11pt" style:font-size-asian="11pt"/>
    </style:style>
    <style:style style:name="T226" style:parent-style-name="DefaultParagraphFont" style:family="text">
      <style:text-properties style:font-name="Verdana, sans-serif" fo:color="#000000" fo:font-size="11pt" style:font-size-asian="11pt"/>
    </style:style>
    <style:style style:name="T227" style:parent-style-name="DefaultParagraphFont" style:family="text">
      <style:text-properties style:font-name="Liberation Sans"/>
    </style:style>
    <style:style style:name="T228" style:parent-style-name="DefaultParagraphFont" style:family="text">
      <style:text-properties style:font-name="Liberation Sans"/>
    </style:style>
    <style:style style:name="T229" style:parent-style-name="DefaultParagraphFont" style:family="text">
      <style:text-properties style:font-name="Verdana, sans-serif" fo:color="#000000" fo:font-size="11pt" style:font-size-asian="11pt"/>
    </style:style>
    <style:style style:name="T230" style:parent-style-name="Emphasis" style:family="text">
      <style:text-properties style:font-name="Verdana, sans-serif" fo:color="#000000" fo:font-size="11pt" style:font-size-asian="11pt"/>
    </style:style>
    <style:style style:name="T231" style:parent-style-name="DefaultParagraphFont" style:family="text">
      <style:text-properties style:font-name="Verdana, sans-serif" fo:color="#000000" fo:font-size="11pt" style:font-size-asian="11pt"/>
    </style:style>
    <style:style style:name="T232" style:parent-style-name="DefaultParagraphFont" style:family="text">
      <style:text-properties style:font-name="Liberation Sans"/>
    </style:style>
    <style:style style:name="T233" style:parent-style-name="DefaultParagraphFont" style:family="text">
      <style:text-properties style:font-name="Liberation Sans"/>
    </style:style>
    <style:style style:name="T234" style:parent-style-name="DefaultParagraphFont" style:family="text">
      <style:text-properties style:font-name="Verdana, sans-serif" fo:color="#000000" fo:font-size="11pt" style:font-size-asian="11pt"/>
    </style:style>
    <style:style style:name="T235" style:parent-style-name="Emphasis" style:family="text">
      <style:text-properties style:font-name="Verdana, sans-serif" fo:color="#000000" fo:font-size="11pt" style:font-size-asian="11pt"/>
    </style:style>
    <style:style style:name="T236" style:parent-style-name="DefaultParagraphFont" style:family="text">
      <style:text-properties style:font-name="Verdana, sans-serif" fo:color="#000000" fo:font-size="11pt" style:font-size-asian="11pt"/>
    </style:style>
    <style:style style:name="T237" style:parent-style-name="DefaultParagraphFont" style:family="text">
      <style:text-properties style:font-name="Liberation Sans"/>
    </style:style>
    <style:style style:name="T238" style:parent-style-name="DefaultParagraphFont" style:family="text">
      <style:text-properties style:font-name="Liberation Sans"/>
    </style:style>
    <style:style style:name="T239" style:parent-style-name="DefaultParagraphFont" style:family="text">
      <style:text-properties style:font-name="Verdana, sans-serif" fo:color="#000000" fo:font-size="11pt" style:font-size-asian="11pt"/>
    </style:style>
    <style:style style:name="T240" style:parent-style-name="Emphasis" style:family="text">
      <style:text-properties style:font-name="Verdana, sans-serif" fo:color="#000000" fo:font-size="11pt" style:font-size-asian="11pt"/>
    </style:style>
    <style:style style:name="T241" style:parent-style-name="DefaultParagraphFont" style:family="text">
      <style:text-properties style:font-name="Verdana, sans-serif" fo:color="#000000" fo:font-size="11pt" style:font-size-asian="11pt"/>
    </style:style>
    <style:style style:name="T242" style:parent-style-name="DefaultParagraphFont" style:family="text">
      <style:text-properties style:font-name="Liberation Sans"/>
    </style:style>
    <style:style style:name="T243" style:parent-style-name="DefaultParagraphFont" style:family="text">
      <style:text-properties style:font-name="Liberation Sans"/>
    </style:style>
    <style:style style:name="T244" style:parent-style-name="DefaultParagraphFont" style:family="text">
      <style:text-properties style:font-name="Verdana, sans-serif" fo:color="#000000" fo:font-size="11pt" style:font-size-asian="11pt"/>
    </style:style>
    <style:style style:name="T245" style:parent-style-name="Emphasis" style:family="text">
      <style:text-properties style:font-name="Verdana, sans-serif" fo:color="#000000" fo:font-size="11pt" style:font-size-asian="11pt"/>
    </style:style>
    <style:style style:name="T246" style:parent-style-name="DefaultParagraphFont" style:family="text">
      <style:text-properties style:font-name="Verdana, sans-serif" fo:color="#000000" fo:font-size="11pt" style:font-size-asian="11pt"/>
    </style:style>
    <style:style style:name="T247" style:parent-style-name="DefaultParagraphFont" style:family="text">
      <style:text-properties style:font-name="Liberation Sans"/>
    </style:style>
    <style:style style:name="T248" style:parent-style-name="DefaultParagraphFont" style:family="text">
      <style:text-properties style:font-name="Liberation Sans"/>
    </style:style>
    <style:style style:name="T249" style:parent-style-name="DefaultParagraphFont" style:family="text">
      <style:text-properties style:font-name="Verdana, sans-serif" fo:color="#000000" fo:font-size="11pt" style:font-size-asian="11pt"/>
    </style:style>
    <style:style style:name="T250" style:parent-style-name="Emphasis" style:family="text">
      <style:text-properties style:font-name="Verdana, sans-serif" fo:color="#000000" fo:font-size="11pt" style:font-size-asian="11pt"/>
    </style:style>
    <style:style style:name="T251" style:parent-style-name="DefaultParagraphFont" style:family="text">
      <style:text-properties style:font-name="Verdana, sans-serif" fo:color="#000000" fo:font-size="11pt" style:font-size-asian="11pt"/>
    </style:style>
    <style:style style:name="T252" style:parent-style-name="DefaultParagraphFont" style:family="text">
      <style:text-properties style:font-name="Liberation Sans"/>
    </style:style>
    <style:style style:name="T253" style:parent-style-name="DefaultParagraphFont" style:family="text">
      <style:text-properties style:font-name="Liberation Sans"/>
    </style:style>
    <style:style style:name="T254" style:parent-style-name="DefaultParagraphFont" style:family="text">
      <style:text-properties style:font-name="Verdana, sans-serif" fo:color="#000000" fo:font-size="11pt" style:font-size-asian="11pt"/>
    </style:style>
    <style:style style:name="T255" style:parent-style-name="Emphasis" style:family="text">
      <style:text-properties style:font-name="Verdana, sans-serif" fo:color="#000000" fo:font-size="11pt" style:font-size-asian="11pt"/>
    </style:style>
    <style:style style:name="T256" style:parent-style-name="DefaultParagraphFont" style:family="text">
      <style:text-properties style:font-name="Verdana, sans-serif" fo:color="#000000" fo:font-size="11pt" style:font-size-asian="11pt"/>
    </style:style>
    <style:style style:name="T257" style:parent-style-name="DefaultParagraphFont" style:family="text">
      <style:text-properties style:font-name="Liberation Sans"/>
    </style:style>
    <style:style style:name="T258" style:parent-style-name="DefaultParagraphFont" style:family="text">
      <style:text-properties style:font-name="Liberation Sans"/>
    </style:style>
    <style:style style:name="T259" style:parent-style-name="DefaultParagraphFont" style:family="text">
      <style:text-properties style:font-name="Verdana, sans-serif" fo:color="#000000" fo:font-size="11pt" style:font-size-asian="11pt"/>
    </style:style>
    <style:style style:name="T260" style:parent-style-name="Emphasis" style:family="text">
      <style:text-properties style:font-name="Verdana, sans-serif" fo:color="#000000" fo:font-size="11pt" style:font-size-asian="11pt"/>
    </style:style>
    <style:style style:name="T261" style:parent-style-name="DefaultParagraphFont" style:family="text">
      <style:text-properties style:font-name="Verdana, sans-serif" fo:color="#000000" fo:font-size="11pt" style:font-size-asian="11pt"/>
    </style:style>
    <style:style style:name="T262" style:parent-style-name="DefaultParagraphFont" style:family="text">
      <style:text-properties style:font-name="Liberation Sans"/>
    </style:style>
    <style:style style:name="T263" style:parent-style-name="DefaultParagraphFont" style:family="text">
      <style:text-properties style:font-name="Liberation Sans"/>
    </style:style>
    <style:style style:name="T264" style:parent-style-name="DefaultParagraphFont" style:family="text">
      <style:text-properties style:font-name="Verdana, sans-serif" fo:color="#000000" fo:font-size="11pt" style:font-size-asian="11pt"/>
    </style:style>
    <style:style style:name="T265" style:parent-style-name="Emphasis" style:family="text">
      <style:text-properties style:font-name="Verdana, sans-serif" fo:color="#000000" fo:font-size="11pt" style:font-size-asian="11pt"/>
    </style:style>
    <style:style style:name="T266" style:parent-style-name="DefaultParagraphFont" style:family="text">
      <style:text-properties style:font-name="Verdana, sans-serif" fo:color="#000000" fo:font-size="11pt" style:font-size-asian="11pt"/>
    </style:style>
    <style:style style:name="T267" style:parent-style-name="DefaultParagraphFont" style:family="text">
      <style:text-properties style:font-name="Liberation Sans"/>
    </style:style>
    <style:style style:name="T268" style:parent-style-name="DefaultParagraphFont" style:family="text">
      <style:text-properties style:font-name="Liberation Sans"/>
    </style:style>
    <style:style style:name="T269" style:parent-style-name="DefaultParagraphFont" style:family="text">
      <style:text-properties style:font-name="Verdana, sans-serif" fo:color="#000000" fo:font-size="11pt" style:font-size-asian="11pt"/>
    </style:style>
    <style:style style:name="T270" style:parent-style-name="Emphasis" style:family="text">
      <style:text-properties style:font-name="Verdana, sans-serif" fo:color="#000000" fo:font-size="11pt" style:font-size-asian="11pt"/>
    </style:style>
    <style:style style:name="T271" style:parent-style-name="DefaultParagraphFont" style:family="text">
      <style:text-properties style:font-name="Verdana, sans-serif" fo:color="#000000" fo:font-size="11pt" style:font-size-asian="11pt"/>
    </style:style>
    <style:style style:name="T272" style:parent-style-name="DefaultParagraphFont" style:family="text">
      <style:text-properties style:font-name="Liberation Sans"/>
    </style:style>
    <style:style style:name="T273" style:parent-style-name="DefaultParagraphFont" style:family="text">
      <style:text-properties style:font-name="Liberation Sans"/>
    </style:style>
    <style:style style:name="T274" style:parent-style-name="DefaultParagraphFont" style:family="text">
      <style:text-properties style:font-name="Verdana, sans-serif" fo:color="#000000" fo:font-size="11pt" style:font-size-asian="11pt"/>
    </style:style>
    <style:style style:name="T275" style:parent-style-name="Emphasis" style:family="text">
      <style:text-properties style:font-name="Verdana, sans-serif" fo:color="#000000" fo:font-size="11pt" style:font-size-asian="11pt"/>
    </style:style>
    <style:style style:name="T276" style:parent-style-name="DefaultParagraphFont" style:family="text">
      <style:text-properties style:font-name="Verdana, sans-serif" fo:color="#000000" fo:font-size="11pt" style:font-size-asian="11pt"/>
    </style:style>
    <style:style style:name="T277" style:parent-style-name="DefaultParagraphFont" style:family="text">
      <style:text-properties style:font-name="Liberation Sans"/>
    </style:style>
    <style:style style:name="T278" style:parent-style-name="DefaultParagraphFont" style:family="text">
      <style:text-properties style:font-name="Liberation Sans"/>
    </style:style>
    <style:style style:name="T279" style:parent-style-name="DefaultParagraphFont" style:family="text">
      <style:text-properties style:font-name="Verdana, sans-serif" fo:color="#000000" fo:font-size="11pt" style:font-size-asian="11pt"/>
    </style:style>
    <style:style style:name="T280" style:parent-style-name="Emphasis" style:family="text">
      <style:text-properties style:font-name="Verdana, sans-serif" fo:color="#000000" fo:font-size="11pt" style:font-size-asian="11pt"/>
    </style:style>
    <style:style style:name="T281" style:parent-style-name="DefaultParagraphFont" style:family="text">
      <style:text-properties style:font-name="Verdana, sans-serif" fo:color="#000000" fo:font-size="11pt" style:font-size-asian="11pt"/>
    </style:style>
    <style:style style:name="T282" style:parent-style-name="DefaultParagraphFont" style:family="text">
      <style:text-properties style:font-name="Liberation Sans"/>
    </style:style>
    <style:style style:name="T283" style:parent-style-name="DefaultParagraphFont" style:family="text">
      <style:text-properties style:font-name="Liberation Sans"/>
    </style:style>
    <style:style style:name="T284" style:parent-style-name="DefaultParagraphFont" style:family="text">
      <style:text-properties style:font-name="Verdana, sans-serif" fo:color="#000000" fo:font-size="11pt" style:font-size-asian="11pt"/>
    </style:style>
    <style:style style:name="T285" style:parent-style-name="Emphasis" style:family="text">
      <style:text-properties style:font-name="Verdana, sans-serif" fo:color="#000000" fo:font-size="11pt" style:font-size-asian="11pt"/>
    </style:style>
    <style:style style:name="T286" style:parent-style-name="DefaultParagraphFont" style:family="text">
      <style:text-properties style:font-name="Verdana, sans-serif" fo:color="#000000" fo:font-size="11pt" style:font-size-asian="11pt"/>
    </style:style>
    <style:style style:name="T287" style:parent-style-name="DefaultParagraphFont" style:family="text">
      <style:text-properties style:font-name="Liberation Sans"/>
    </style:style>
    <style:style style:name="T288" style:parent-style-name="DefaultParagraphFont" style:family="text">
      <style:text-properties style:font-name="Liberation Sans"/>
    </style:style>
    <style:style style:name="T289" style:parent-style-name="DefaultParagraphFont" style:family="text">
      <style:text-properties style:font-name="Verdana, sans-serif" fo:color="#000000" fo:font-size="11pt" style:font-size-asian="11pt"/>
    </style:style>
    <style:style style:name="T290" style:parent-style-name="Emphasis" style:family="text">
      <style:text-properties style:font-name="Verdana, sans-serif" fo:color="#000000" fo:font-size="11pt" style:font-size-asian="11pt"/>
    </style:style>
    <style:style style:name="T291" style:parent-style-name="DefaultParagraphFont" style:family="text">
      <style:text-properties style:font-name="Verdana, sans-serif" fo:color="#000000" fo:font-size="11pt" style:font-size-asian="11pt"/>
    </style:style>
    <style:style style:name="T292" style:parent-style-name="DefaultParagraphFont" style:family="text">
      <style:text-properties style:font-name="Liberation Sans"/>
    </style:style>
    <style:style style:name="T293" style:parent-style-name="DefaultParagraphFont" style:family="text">
      <style:text-properties style:font-name="Liberation Sans"/>
    </style:style>
    <style:style style:name="T294" style:parent-style-name="DefaultParagraphFont" style:family="text">
      <style:text-properties style:font-name="Verdana, sans-serif" fo:color="#000000" fo:font-size="11pt" style:font-size-asian="11pt"/>
    </style:style>
    <style:style style:name="T295" style:parent-style-name="Emphasis" style:family="text">
      <style:text-properties style:font-name="Verdana, sans-serif" fo:color="#000000" fo:font-size="11pt" style:font-size-asian="11pt"/>
    </style:style>
    <style:style style:name="T296" style:parent-style-name="DefaultParagraphFont" style:family="text">
      <style:text-properties style:font-name="Verdana, sans-serif" fo:color="#000000" fo:font-size="11pt" style:font-size-asian="11pt"/>
    </style:style>
    <style:style style:name="T297" style:parent-style-name="DefaultParagraphFont" style:family="text">
      <style:text-properties style:font-name="Liberation Sans"/>
    </style:style>
    <style:style style:name="T298" style:parent-style-name="DefaultParagraphFont" style:family="text">
      <style:text-properties style:font-name="Liberation Sans"/>
    </style:style>
    <style:style style:name="T299" style:parent-style-name="DefaultParagraphFont" style:family="text">
      <style:text-properties style:font-name="Verdana, sans-serif" fo:color="#000000" fo:font-size="11pt" style:font-size-asian="11pt"/>
    </style:style>
    <style:style style:name="T300" style:parent-style-name="Emphasis" style:family="text">
      <style:text-properties style:font-name="Verdana, sans-serif" fo:color="#000000" fo:font-size="11pt" style:font-size-asian="11pt"/>
    </style:style>
    <style:style style:name="T301" style:parent-style-name="DefaultParagraphFont" style:family="text">
      <style:text-properties style:font-name="Verdana, sans-serif" fo:color="#000000" fo:font-size="11pt" style:font-size-asian="11pt"/>
    </style:style>
    <style:style style:name="T302" style:parent-style-name="DefaultParagraphFont" style:family="text">
      <style:text-properties style:font-name="Liberation Sans"/>
    </style:style>
    <style:style style:name="T303" style:parent-style-name="DefaultParagraphFont" style:family="text">
      <style:text-properties style:font-name="Liberation Sans"/>
    </style:style>
    <style:style style:name="T304" style:parent-style-name="DefaultParagraphFont" style:family="text">
      <style:text-properties style:font-name="Verdana, sans-serif" fo:color="#000000" fo:font-size="11pt" style:font-size-asian="11pt"/>
    </style:style>
    <style:style style:name="T305" style:parent-style-name="Emphasis" style:family="text">
      <style:text-properties style:font-name="Verdana, sans-serif" fo:color="#000000" fo:font-size="11pt" style:font-size-asian="11pt"/>
    </style:style>
    <style:style style:name="T306" style:parent-style-name="DefaultParagraphFont" style:family="text">
      <style:text-properties style:font-name="Verdana, sans-serif" fo:color="#000000" fo:font-size="11pt" style:font-size-asian="11pt"/>
    </style:style>
    <style:style style:name="T307" style:parent-style-name="DefaultParagraphFont" style:family="text">
      <style:text-properties style:font-name="Liberation Sans"/>
    </style:style>
    <style:style style:name="T308" style:parent-style-name="DefaultParagraphFont" style:family="text">
      <style:text-properties style:font-name="Liberation Sans"/>
    </style:style>
    <style:style style:name="T309" style:parent-style-name="DefaultParagraphFont" style:family="text">
      <style:text-properties style:font-name="Verdana, sans-serif" fo:color="#000000" fo:font-size="11pt" style:font-size-asian="11pt"/>
    </style:style>
    <style:style style:name="T310" style:parent-style-name="Emphasis" style:family="text">
      <style:text-properties style:font-name="Verdana, sans-serif" fo:color="#000000" fo:font-size="11pt" style:font-size-asian="11pt"/>
    </style:style>
    <style:style style:name="T311" style:parent-style-name="DefaultParagraphFont" style:family="text">
      <style:text-properties style:font-name="Verdana, sans-serif" fo:color="#000000" fo:font-size="11pt" style:font-size-asian="11pt"/>
    </style:style>
    <style:style style:name="T312" style:parent-style-name="DefaultParagraphFont" style:family="text">
      <style:text-properties style:font-name="Liberation Sans"/>
    </style:style>
    <style:style style:name="T313" style:parent-style-name="DefaultParagraphFont" style:family="text">
      <style:text-properties style:font-name="Liberation Sans"/>
    </style:style>
    <style:style style:name="T314" style:parent-style-name="DefaultParagraphFont" style:family="text">
      <style:text-properties style:font-name="Verdana, sans-serif" fo:color="#000000" fo:font-size="11pt" style:font-size-asian="11pt"/>
    </style:style>
    <style:style style:name="T315" style:parent-style-name="Emphasis" style:family="text">
      <style:text-properties style:font-name="Verdana, sans-serif" fo:color="#000000" fo:font-size="11pt" style:font-size-asian="11pt"/>
    </style:style>
    <style:style style:name="T316" style:parent-style-name="DefaultParagraphFont" style:family="text">
      <style:text-properties style:font-name="Verdana, sans-serif" fo:color="#000000" fo:font-size="11pt" style:font-size-asian="11pt"/>
    </style:style>
    <style:style style:name="T317" style:parent-style-name="DefaultParagraphFont" style:family="text">
      <style:text-properties style:font-name="Liberation Sans"/>
    </style:style>
    <style:style style:name="T318" style:parent-style-name="DefaultParagraphFont" style:family="text">
      <style:text-properties style:font-name="Liberation Sans"/>
    </style:style>
    <style:style style:name="T319" style:parent-style-name="DefaultParagraphFont" style:family="text">
      <style:text-properties style:font-name="Verdana, sans-serif" fo:color="#000000" fo:font-size="11pt" style:font-size-asian="11pt"/>
    </style:style>
    <style:style style:name="T320" style:parent-style-name="Emphasis" style:family="text">
      <style:text-properties style:font-name="Verdana, sans-serif" fo:color="#000000" fo:font-size="11pt" style:font-size-asian="11pt"/>
    </style:style>
    <style:style style:name="T321" style:parent-style-name="DefaultParagraphFont" style:family="text">
      <style:text-properties style:font-name="Verdana, sans-serif" fo:color="#000000" fo:font-size="11pt" style:font-size-asian="11pt"/>
    </style:style>
    <style:style style:name="T322" style:parent-style-name="DefaultParagraphFont" style:family="text">
      <style:text-properties style:font-name="Liberation Sans"/>
    </style:style>
    <style:style style:name="T323" style:parent-style-name="DefaultParagraphFont" style:family="text">
      <style:text-properties style:font-name="Liberation Sans"/>
    </style:style>
    <style:style style:name="T324" style:parent-style-name="DefaultParagraphFont" style:family="text">
      <style:text-properties style:font-name="Verdana, sans-serif" fo:color="#000000" fo:font-size="11pt" style:font-size-asian="11pt"/>
    </style:style>
    <style:style style:name="T325" style:parent-style-name="Emphasis" style:family="text">
      <style:text-properties style:font-name="Verdana, sans-serif" fo:color="#000000" fo:font-size="11pt" style:font-size-asian="11pt"/>
    </style:style>
    <style:style style:name="T326" style:parent-style-name="DefaultParagraphFont" style:family="text">
      <style:text-properties style:font-name="Verdana, sans-serif" fo:color="#000000" fo:font-size="11pt" style:font-size-asian="11pt"/>
    </style:style>
    <style:style style:name="T327" style:parent-style-name="DefaultParagraphFont" style:family="text">
      <style:text-properties style:font-name="Liberation Sans"/>
    </style:style>
    <style:style style:name="T328" style:parent-style-name="DefaultParagraphFont" style:family="text">
      <style:text-properties style:font-name="Liberation Sans"/>
    </style:style>
    <style:style style:name="T329" style:parent-style-name="DefaultParagraphFont" style:family="text">
      <style:text-properties style:font-name="Verdana, sans-serif" fo:color="#000000" fo:font-size="11pt" style:font-size-asian="11pt"/>
    </style:style>
    <style:style style:name="T330" style:parent-style-name="Emphasis" style:family="text">
      <style:text-properties style:font-name="Verdana, sans-serif" fo:color="#000000" fo:font-size="11pt" style:font-size-asian="11pt"/>
    </style:style>
    <style:style style:name="T331" style:parent-style-name="DefaultParagraphFont" style:family="text">
      <style:text-properties style:font-name="Verdana, sans-serif" fo:color="#000000" fo:font-size="11pt" style:font-size-asian="11pt"/>
    </style:style>
    <style:style style:name="T332" style:parent-style-name="DefaultParagraphFont" style:family="text">
      <style:text-properties style:font-name="Liberation Sans"/>
    </style:style>
    <style:style style:name="T333" style:parent-style-name="DefaultParagraphFont" style:family="text">
      <style:text-properties style:font-name="Liberation Sans"/>
    </style:style>
    <style:style style:name="T334" style:parent-style-name="DefaultParagraphFont" style:family="text">
      <style:text-properties style:font-name="Verdana, sans-serif" fo:color="#000000" fo:font-size="11pt" style:font-size-asian="11pt"/>
    </style:style>
    <style:style style:name="T335" style:parent-style-name="Emphasis" style:family="text">
      <style:text-properties style:font-name="Verdana, sans-serif" fo:color="#000000" fo:font-size="11pt" style:font-size-asian="11pt"/>
    </style:style>
    <style:style style:name="T336" style:parent-style-name="DefaultParagraphFont" style:family="text">
      <style:text-properties style:font-name="Verdana, sans-serif" fo:color="#000000" fo:font-size="11pt" style:font-size-asian="11pt"/>
    </style:style>
    <style:style style:name="T337" style:parent-style-name="DefaultParagraphFont" style:family="text">
      <style:text-properties style:font-name="Liberation Sans"/>
    </style:style>
    <style:style style:name="T338" style:parent-style-name="DefaultParagraphFont" style:family="text">
      <style:text-properties style:font-name="Liberation Sans"/>
    </style:style>
    <style:style style:name="T339" style:parent-style-name="DefaultParagraphFont" style:family="text">
      <style:text-properties style:font-name="Verdana, sans-serif" fo:color="#000000" fo:font-size="11pt" style:font-size-asian="11pt"/>
    </style:style>
    <style:style style:name="T340" style:parent-style-name="Emphasis" style:family="text">
      <style:text-properties style:font-name="Verdana, sans-serif" fo:color="#000000" fo:font-size="11pt" style:font-size-asian="11pt"/>
    </style:style>
    <style:style style:name="T341" style:parent-style-name="DefaultParagraphFont" style:family="text">
      <style:text-properties style:font-name="Verdana, sans-serif" fo:color="#000000" fo:font-size="11pt" style:font-size-asian="11pt"/>
    </style:style>
    <style:style style:name="T342" style:parent-style-name="DefaultParagraphFont" style:family="text">
      <style:text-properties style:font-name="Liberation Sans"/>
    </style:style>
    <style:style style:name="T343" style:parent-style-name="DefaultParagraphFont" style:family="text">
      <style:text-properties style:font-name="Liberation Sans"/>
    </style:style>
    <style:style style:name="T344" style:parent-style-name="DefaultParagraphFont" style:family="text">
      <style:text-properties style:font-name="Verdana, sans-serif" fo:color="#000000" fo:font-size="11pt" style:font-size-asian="11pt"/>
    </style:style>
    <style:style style:name="T345" style:parent-style-name="Emphasis" style:family="text">
      <style:text-properties style:font-name="Verdana, sans-serif" fo:color="#000000" fo:font-size="11pt" style:font-size-asian="11pt"/>
    </style:style>
    <style:style style:name="T346" style:parent-style-name="DefaultParagraphFont" style:family="text">
      <style:text-properties style:font-name="Verdana, sans-serif" fo:color="#000000" fo:font-size="11pt" style:font-size-asian="11pt"/>
    </style:style>
    <style:style style:name="T347" style:parent-style-name="DefaultParagraphFont" style:family="text">
      <style:text-properties style:font-name="Liberation Sans"/>
    </style:style>
    <style:style style:name="T348" style:parent-style-name="DefaultParagraphFont" style:family="text">
      <style:text-properties style:font-name="Liberation Sans"/>
    </style:style>
    <style:style style:name="T349" style:parent-style-name="DefaultParagraphFont" style:family="text">
      <style:text-properties style:font-name="Verdana, sans-serif" fo:color="#000000" fo:font-size="11pt" style:font-size-asian="11pt"/>
    </style:style>
    <style:style style:name="T350" style:parent-style-name="Emphasis" style:family="text">
      <style:text-properties style:font-name="Verdana, sans-serif" fo:color="#000000" fo:font-size="11pt" style:font-size-asian="11pt"/>
    </style:style>
    <style:style style:name="T351" style:parent-style-name="DefaultParagraphFont" style:family="text">
      <style:text-properties style:font-name="Verdana, sans-serif" fo:color="#000000" fo:font-size="11pt" style:font-size-asian="11pt"/>
    </style:style>
    <style:style style:name="T352" style:parent-style-name="DefaultParagraphFont" style:family="text">
      <style:text-properties style:font-name="Liberation Sans"/>
    </style:style>
    <style:style style:name="T353" style:parent-style-name="DefaultParagraphFont" style:family="text">
      <style:text-properties style:font-name="Liberation Sans"/>
    </style:style>
    <style:style style:name="T354" style:parent-style-name="DefaultParagraphFont" style:family="text">
      <style:text-properties style:font-name="Liberation Sans"/>
    </style:style>
    <style:style style:name="T355" style:parent-style-name="DefaultParagraphFont" style:family="text">
      <style:text-properties style:font-name="Verdana, sans-serif" fo:color="#000000" fo:font-size="11pt" style:font-size-asian="11pt"/>
    </style:style>
    <style:style style:name="T356" style:parent-style-name="Emphasis" style:family="text">
      <style:text-properties style:font-name="Verdana, sans-serif" fo:color="#000000" fo:font-size="11pt" style:font-size-asian="11pt"/>
    </style:style>
    <style:style style:name="T357" style:parent-style-name="DefaultParagraphFont" style:family="text">
      <style:text-properties style:font-name="Verdana, sans-serif" fo:color="#000000" fo:font-size="11pt" style:font-size-asian="11pt"/>
    </style:style>
    <style:style style:name="T358" style:parent-style-name="DefaultParagraphFont" style:family="text">
      <style:text-properties style:font-name="Liberation Sans"/>
    </style:style>
    <style:style style:name="P359" style:parent-style-name="Standard" style:family="paragraph">
      <style:text-properties style:font-name="Liberation Sans"/>
    </style:style>
    <style:style style:name="P360" style:parent-style-name="Standard" style:family="paragraph">
      <style:text-properties style:font-name="Liberation Sans"/>
    </style:style>
    <style:style style:name="P361" style:parent-style-name="Standard" style:family="paragraph">
      <style:text-properties style:font-name="Liberation Sans"/>
    </style:style>
    <style:style style:name="P362" style:parent-style-name="Standard" style:family="paragraph">
      <style:text-properties style:font-name="Liberation Sans"/>
    </style:style>
    <style:style style:name="P363" style:parent-style-name="Standard" style:family="paragraph">
      <style:text-properties style:font-name="Liberation Sans"/>
    </style:style>
    <style:style style:name="P364" style:parent-style-name="Standard" style:family="paragraph">
      <style:text-properties style:font-name="Liberation Sans"/>
    </style:style>
    <style:style style:name="P365" style:parent-style-name="Standard" style:family="paragraph">
      <style:text-properties style:font-name="Liberation Sans"/>
    </style:style>
    <style:style style:name="P366" style:parent-style-name="Standard" style:family="paragraph">
      <style:text-properties style:font-name="Liberation Sans"/>
    </style:style>
    <style:style style:name="P367" style:parent-style-name="Standard" style:family="paragraph">
      <style:text-properties style:font-name="Liberation Sans"/>
    </style:style>
  </office:automatic-styles>
  <office:body>
    <office:text text:use-soft-page-breaks="true">
      <text:p text:style-name="P1"/>
      <text:p text:style-name="Standard"/>
      <text:p text:style-name="Standard">CREATE TABLE user_engagement_MIS(</text:p>
      <text:p text:style-name="Standard">id int(11) NOT NULL,</text:p>
      <text:p text:style-name="Standard">candidate_id int(11) NOT NULL,</text:p>
      <text:p text:style-name="Standard">date_of_attendancce datetime DEFAULT NULL,</text:p>
      <text:p text:style-name="Standard">time_of_attendance datetime DEFAULT NULL,</text:p>
      <text:p text:style-name="Standard">email_id<text:s/>varchar(50) NOT NULL,</text:p>
      <text:p text:style-name="Standard">KEY `FK_candidate_candidate_id` (`candidate_id`),</text:p>
      <text:p text:style-name="Standard">CONSTRAINT `FK_candidate_candidate_id` FOREIGN KEY (`candidate_id`) REFERENCES `fellowship_candidates` (`id`),</text:p>
      <text:p text:style-name="Standard">PRIMARY KEY (id)</text:p>
      <text:p text:style-name="Standard">) ENGINE=MyISAM DEFAULT CHARSET=utf8</text:p>
      <text:p text:style-name="Standard"/>
      <text:p text:style-name="Standard"/>
      <text:p text:style-name="Standard">CREATE TABLE temporary_MIS(</text:p>
      <text:p text:style-name="Standard">Date_Time <text:s/>DATE NOT NULL,</text:p>
      <text:p text:style-name="Standard"><text:span text:style-name="T2">Cpu_Count int(11) NOT NULL,</text:span></text:p>
      <text:p text:style-name="P3">Cpu_Working_Time DOUBLE(11,3) NOT NULL,</text:p>
      <text:p text:style-name="P4">Cpu_idle_Time DOUBLE(11,3) NOT NULL,</text:p>
      <text:p text:style-name="P5">cpu_percent Double(11,3) NOT NULL,</text:p>
      <text:p text:style-name="P6">Usage_cpu_count int(11) NOT NULL,</text:p>
      <text:p text:style-name="P7">number_of_software_interrupts_since_boot<text:s/>DOUBLE(11,3) NOT NULL,</text:p>
      <text:p text:style-name="P8">number_of_system_calls_since_boot int(11) NOT NULL,</text:p>
      <text:p text:style-name="P9">number_of_interrupts_since_boot int(11) NOT NULL,</text:p>
      <text:p text:style-name="P10">cpu_avg_load_over_1_min DOUBLE(11,3) NOT NULL,</text:p>
      <text:p text:style-name="P11">cpu_avg_load_over_5_min <text:s text:c="2"/>DOUBLE(11,3) NOT NULL,</text:p>
      <text:p text:style-name="P12">cpu_avg_load_over_15_min DOUBLE(11,3) NOT NULL,</text:p>
      <text:p text:style-name="Standard"><text:span text:style-name="T13">system_total_memory<text:s/></text:span><text:span text:style-name="T14">BIGINT(</text:span><text:span text:style-name="T15">20</text:span><text:span text:style-name="T16">)</text:span><text:span text:style-name="T17">NOT NULL,</text:span></text:p>
      <text:p text:style-name="Standard"><text:span text:style-name="T18">system_used_memory<text:s/></text:span><text:span text:style-name="T19">BIGINT(</text:span><text:span text:style-name="T20">20</text:span><text:span text:style-name="T21">)</text:span><text:span text:style-name="T22"><text:s/>NOT NULL,</text:span></text:p>
      <text:p text:style-name="Standard"><text:span text:style-name="T23">system_free_memory<text:s/></text:span><text:span text:style-name="T24">BIGINT(</text:span><text:span text:style-name="T25">20</text:span><text:span text:style-name="T26">)</text:span><text:span text:style-name="T27"><text:s/>NOT NULL,</text:span></text:p>
      <text:p text:style-name="Standard"><text:span text:style-name="T28">system_active_memory<text:s/></text:span><text:span text:style-name="T29">BIGINT(</text:span><text:span text:style-name="T30">20</text:span><text:span text:style-name="T31">)</text:span><text:span text:style-name="T32"><text:s/>NOT NULL,</text:span></text:p>
      <text:p text:style-name="Standard"><text:span text:style-name="T33">system_inactive_memory<text:s/></text:span><text:span text:style-name="T34">BIGINT(</text:span><text:span text:style-name="T35">20</text:span><text:span text:style-name="T36">)</text:span><text:span text:style-name="T37">NOT NULL,</text:span></text:p>
      <text:p text:style-name="Standard"><text:span text:style-name="T38">system_buffers_memory<text:s/></text:span><text:span text:style-name="T39">BIGINT(</text:span><text:span text:style-name="T40">20</text:span><text:span text:style-name="T41">)</text:span><text:span text:style-name="T42"><text:s/>NOT<text:s/></text:span><text:span text:style-name="T43">NULL,</text:span></text:p>
      <text:p text:style-name="Standard"><text:span text:style-name="T44">system_cached_memory<text:s/></text:span><text:span text:style-name="T45">BIGINT(</text:span><text:span text:style-name="T46">20</text:span><text:span text:style-name="T47">)</text:span><text:span text:style-name="T48"><text:s/>NOT NULL,</text:span></text:p>
      <text:p text:style-name="Standard"><text:span text:style-name="T49">system_shared_memory<text:s/></text:span><text:span text:style-name="T50">BIGINT(</text:span><text:span text:style-name="T51">20</text:span><text:span text:style-name="T52">)</text:span><text:span text:style-name="T53"><text:s/>NOT NULL,</text:span></text:p>
      <text:p text:style-name="Standard"><text:span text:style-name="T54">system_avalible_memory<text:s/></text:span><text:span text:style-name="T55">BIGINT(</text:span><text:span text:style-name="T56">20</text:span><text:span text:style-name="T57">)</text:span><text:span text:style-name="T58"><text:s/>NOT NULL,</text:span></text:p>
      <text:p text:style-name="Standard"><text:span text:style-name="T59">disk_total_memory<text:s/></text:span><text:span text:style-name="T60">BIGINT(</text:span><text:span text:style-name="T61">20</text:span><text:span text:style-name="T62">)</text:span><text:span text:style-name="T63"><text:s/>NOT NULL,</text:span></text:p>
      <text:p text:style-name="Standard"><text:span text:style-name="T64">disk_used_memory<text:s/></text:span><text:span text:style-name="T65">BIGINT(</text:span><text:span text:style-name="T66">20</text:span><text:span text:style-name="T67">)</text:span><text:span text:style-name="T68"><text:s/>NOT NULL,</text:span></text:p>
      <text:p text:style-name="Standard"><text:span text:style-name="T69">disk_free_memory<text:s/></text:span><text:span text:style-name="T70">BIGINT(</text:span><text:span text:style-name="T71">20</text:span><text:span text:style-name="T72">)</text:span><text:span text:style-name="T73"><text:s/>NOT NULL,</text:span></text:p>
      <text:p text:style-name="Standard"><text:span text:style-name="T74">disk_re</text:span><text:span text:style-name="T75">ad_count<text:s/></text:span><text:span text:style-name="T76">BIGINT(</text:span><text:span text:style-name="T77">20</text:span><text:span text:style-name="T78">)</text:span><text:span text:style-name="T79"><text:s/>NOT NULL,</text:span></text:p>
      <text:p text:style-name="Standard"><text:span text:style-name="T80">disk_write_count<text:s/></text:span><text:span text:style-name="T81">BIGINT(</text:span><text:span text:style-name="T82">20</text:span><text:span text:style-name="T83">)</text:span><text:span text:style-name="T84"><text:s/>NOT NULL,</text:span></text:p>
      <text:p text:style-name="Standard"><text:span text:style-name="T85">disk_read_bytes<text:s/></text:span><text:span text:style-name="T86">BIGINT(</text:span><text:span text:style-name="T87">20</text:span><text:span text:style-name="T88">)</text:span><text:span text:style-name="T89"><text:s/>NOT NULL,</text:span></text:p>
      <text:p text:style-name="Standard"><text:span text:style-name="T90">disk_write_bytes<text:s/></text:span><text:span text:style-name="T91">BIGINT(</text:span><text:span text:style-name="T92">20</text:span><text:span text:style-name="T93">)</text:span><text:span text:style-name="T94"><text:s/>NOT NULL,</text:span></text:p>
      <text:p text:style-name="Standard"><text:span text:style-name="T95">time_spent_reading_from_disk<text:s/></text:span><text:span text:style-name="T96">BIGINT(</text:span><text:span text:style-name="T97">20</text:span><text:span text:style-name="T98">)</text:span><text:span text:style-name="T99"><text:s/>NOT NULL,</text:span></text:p>
      <text:p text:style-name="Standard"><text:span text:style-name="T100">time_spent_writing_to_disk<text:s/></text:span><text:span text:style-name="T101">BIGINT(</text:span><text:span text:style-name="T102">20</text:span><text:span text:style-name="T103">)</text:span><text:span text:style-name="T104"><text:s/>NOT NULL,</text:span></text:p>
      <text:p text:style-name="Standard"><text:span text:style-name="T105">time_spent_doin</text:span><text:span text:style-name="T106">g_actual_Input_Output<text:s/></text:span><text:span text:style-name="T107">BIGINT(</text:span><text:span text:style-name="T108">20</text:span><text:span text:style-name="T109">)<text:s/></text:span><text:span text:style-name="T110">NOT NULL,</text:span></text:p>
      <text:p text:style-name="Standard"><text:span text:style-name="T111">number_of_bytes_sent<text:s/></text:span><text:span text:style-name="T112">BIGINT(</text:span><text:span text:style-name="T113">20</text:span><text:span text:style-name="T114">)</text:span><text:span text:style-name="T115"><text:s/>NOT NULL,</text:span></text:p>
      <text:p text:style-name="Standard"><text:span text:style-name="T116">number_of_bytes_received<text:s/></text:span><text:span text:style-name="T117">BIGINT(</text:span><text:span text:style-name="T118">20</text:span><text:span text:style-name="T119">)</text:span><text:span text:style-name="T120"><text:s/>NOT NULL,</text:span></text:p>
      <text:soft-page-break/>
      <text:p text:style-name="Standard"><text:span text:style-name="T121">number_of_packets_sent<text:s/></text:span><text:span text:style-name="T122">BIGINT(</text:span><text:span text:style-name="T123">20</text:span><text:span text:style-name="T124">)</text:span><text:span text:style-name="T125"><text:s/>NOT NULL,</text:span></text:p>
      <text:p text:style-name="Standard"><text:span text:style-name="T126">number_of_packets_recived<text:s/></text:span><text:span text:style-name="T127">BIGINT(</text:span><text:span text:style-name="T128">20</text:span><text:span text:style-name="T129">)</text:span><text:span text:style-name="T130"><text:s/>NOT NULL,</text:span></text:p>
      <text:p text:style-name="Standard"><text:span text:style-name="T131">total_number_of_errors_while_receiving<text:s/></text:span><text:span text:style-name="T132">BIGINT(</text:span><text:span text:style-name="T133">20</text:span><text:span text:style-name="T134">)</text:span><text:span text:style-name="T135"><text:s/>NOT NULL,</text:span></text:p>
      <text:p text:style-name="Standard"><text:span text:style-name="T136">total_number_of_errors_while_sending<text:s/></text:span><text:span text:style-name="T137">BIGINT(</text:span><text:span text:style-name="T138">20</text:span><text:span text:style-name="T139">)</text:span><text:span text:style-name="T140"><text:s/>NOT NULL,</text:span></text:p>
      <text:p text:style-name="Standard"><text:span text:style-name="T141">total_number_of_incoming_packets_which_were_dropped<text:s/></text:span><text:span text:style-name="T142">BIGINT(</text:span><text:span text:style-name="T143">20</text:span><text:span text:style-name="T144">)</text:span><text:span text:style-name="T145"><text:s/>NOT NULL,</text:span></text:p>
      <text:p text:style-name="Standard"><text:span text:style-name="T146">total_number_of_outgoing_packets_which_were_dropped<text:s/></text:span><text:span text:style-name="T147">BIGINT(</text:span><text:span text:style-name="T148">20</text:span><text:span text:style-name="T149">)</text:span><text:span text:style-name="T150"><text:s/>NO</text:span><text:span text:style-name="T151">T NULL,</text:span></text:p>
      <text:p text:style-name="P152">boot_time varchar(100) NOT NULL,</text:p>
      <text:p text:style-name="P153">user_name varchar(50) NOT NULL,</text:p>
      <text:p text:style-name="P154">keyboard int(11) NOT NULL,</text:p>
      <text:p text:style-name="P155">mouse int(11) NOT NULL,</text:p>
      <text:p text:style-name="P156">technology varchar(100) NOT NULL,</text:p>
      <text:p text:style-name="P157">files_changed int(11) NOT NULL,</text:p>
      <text:p text:style-name="P158">PRIMARY KEY (user_name)</text:p>
      <text:p text:style-name="P159">) ENGINE=MyISAM DEFAULT CHARSET=utf8;</text:p>
      <text:p text:style-name="P160"/>
      <text:p text:style-name="PreformattedText"><text:bookmark-start text:name="5570"/><text:bookmark-end text:name="5570"/><text:span text:style-name="T161">LOA</text:span><text:span text:style-name="T162">D DATA LOCAL INFILE '</text:span><text:s/><text:span text:style-name="T163">C:/Users/DELL/Desktop/CpuLogData2019-11-17-new.csv' INTO TABLE temporary_MIS FIELDS TERMINATED BY ','</text:span><text:span text:style-name="T164"><text:s/></text:span><text:span text:style-name="T165">LINES TERMINATED BY '\n' IGNORE 1 ROWS (</text:span><text:span text:style-name="T166">Date_Time ,</text:span></text:p>
      <text:p text:style-name="Standard"><text:span text:style-name="T167">Cpu_Count ,</text:span></text:p>
      <text:p text:style-name="P168">Cpu_Working_Time ,</text:p>
      <text:p text:style-name="P169">Cpu_idle_Time ,</text:p>
      <text:p text:style-name="P170">cpu_percent ,</text:p>
      <text:p text:style-name="P171">Usage_cpu_count ,</text:p>
      <text:p text:style-name="P172">number_of_software_interrupts_since_boot ,</text:p>
      <text:p text:style-name="P173">number_of_system_calls_since_boot ,</text:p>
      <text:p text:style-name="P174">number_of_interrupts_since_boot ,</text:p>
      <text:p text:style-name="P175">cpu_avg_load_over_1_min,</text:p>
      <text:p text:style-name="P176">cpu_avg_load_over_5_min <text:s/>,</text:p>
      <text:p text:style-name="P177">cpu_avg_load_over_15_min ,</text:p>
      <text:p text:style-name="P178">system_total_memory <text:s/>,</text:p>
      <text:p text:style-name="P179">system_used_memory ,</text:p>
      <text:p text:style-name="P180">system_free_memory ,</text:p>
      <text:p text:style-name="P181">system_active_memory ,</text:p>
      <text:p text:style-name="Standard"><text:span text:style-name="T182">system_inactive_memory ,</text:span></text:p>
      <text:p text:style-name="P183">system_buffers_memory,</text:p>
      <text:p text:style-name="P184">system_cached_memory ,</text:p>
      <text:p text:style-name="P185">system_shared_memory ,</text:p>
      <text:p text:style-name="P186">system_avalible_memory ,</text:p>
      <text:p text:style-name="P187">disk_total_memory ,</text:p>
      <text:p text:style-name="P188">disk_used_memory ,</text:p>
      <text:p text:style-name="P189">disk_free_memory ,</text:p>
      <text:p text:style-name="P190">disk_read_count ,</text:p>
      <text:p text:style-name="P191">disk_write_count ,</text:p>
      <text:p text:style-name="P192">disk_read_bytes ,</text:p>
      <text:p text:style-name="P193">disk_write_bytes ,</text:p>
      <text:p text:style-name="P194">time_spent_reading_from_disk ,</text:p>
      <text:p text:style-name="P195">time_spent_writing_to_disk ,</text:p>
      <text:p text:style-name="P196">time_spent_doing_actual_Input_Output ,</text:p>
      <text:p text:style-name="Standard"><text:span text:style-name="T197">number_of_bytes_sent ,</text:span></text:p>
      <text:soft-page-break/>
      <text:p text:style-name="P198">number_of_bytes_received ,</text:p>
      <text:p text:style-name="P199">number_of_packets_sent ,</text:p>
      <text:p text:style-name="P200">number_of_packets_recived ,</text:p>
      <text:p text:style-name="P201">total_number_of_errors_while_receiving ,</text:p>
      <text:p text:style-name="P202">total_number_of_errors_while_sending ,</text:p>
      <text:p text:style-name="P203">total_number_of_incoming_packets_which_were_dropped ,</text:p>
      <text:p text:style-name="P204">total_number_of_outgoing_packets_which_were_dropped ,</text:p>
      <text:p text:style-name="P205">boot_time,</text:p>
      <text:p text:style-name="P206">user_name ,</text:p>
      <text:p text:style-name="P207">keyboard ,</text:p>
      <text:p text:style-name="P208">mouse ,</text:p>
      <text:p text:style-name="P209">technology ,</text:p>
      <text:p text:style-name="P210">files_changed</text:p>
      <text:p text:style-name="P211">);</text:p>
      <text:p text:style-name="Textbody"/>
      <text:p text:style-name="Standard">CREATE TABLE<text:s/>user_engagement_MIS(</text:p>
      <text:p text:style-name="Standard">id int(11) NOT NULL,</text:p>
      <text:p text:style-name="Standard">candidate_id int(11) NOT NULL,</text:p>
      <text:p text:style-name="Standard">Date_Time <text:s/>DATE NOT NULL,</text:p>
      <text:p text:style-name="Standard"><text:span text:style-name="T212">Cpu_Count int(11) NOT NULL,</text:span></text:p>
      <text:p text:style-name="P213">Cpu_Working_Time DOUBLE(11,3) NOT NULL,</text:p>
      <text:p text:style-name="P214">Cpu_idle_Time DOUBLE(11,3) NOT NULL,</text:p>
      <text:p text:style-name="P215">cpu_percent Double(11,3) NOT NULL,</text:p>
      <text:p text:style-name="P216">Usage_cpu_count int(11) NOT NULL,</text:p>
      <text:p text:style-name="P217">number_of_software_interrupts_since_boot DOUBLE(11,3) NOT NULL,</text:p>
      <text:p text:style-name="P218">number_of_system_calls_since_boot int(11) NOT NULL,</text:p>
      <text:p text:style-name="P219">number_of_interrupts_since_boot int(11) NOT NULL,</text:p>
      <text:p text:style-name="P220">cpu_avg_load_over_1_min DOUBLE(11,3) NOT NULL,</text:p>
      <text:p text:style-name="P221">cpu_avg_load_over_5_min <text:s text:c="2"/>DOUBLE(11,3) NOT NULL,</text:p>
      <text:p text:style-name="P222">cpu_avg_load_over_15_min DOUBLE(11,3) NOT NULL,</text:p>
      <text:p text:style-name="Standard"><text:span text:style-name="T223">system_total_memory<text:s/></text:span><text:span text:style-name="T224">BIGINT(</text:span><text:span text:style-name="T225">20</text:span><text:span text:style-name="T226">)</text:span><text:span text:style-name="T227">NOT NULL,</text:span></text:p>
      <text:p text:style-name="Standard"><text:span text:style-name="T228">system_used_memory<text:s/></text:span><text:span text:style-name="T229">BIGINT(</text:span><text:span text:style-name="T230">20</text:span><text:span text:style-name="T231">)</text:span><text:span text:style-name="T232"><text:s/>NOT NULL,</text:span></text:p>
      <text:p text:style-name="Standard"><text:span text:style-name="T233">system_free_memory<text:s/></text:span><text:span text:style-name="T234">BIGINT(</text:span><text:span text:style-name="T235">20</text:span><text:span text:style-name="T236">)</text:span><text:span text:style-name="T237"><text:s/>NOT NULL,</text:span></text:p>
      <text:p text:style-name="Standard"><text:span text:style-name="T238">system_active_memory<text:s/></text:span><text:span text:style-name="T239">BIGINT(</text:span><text:span text:style-name="T240">20</text:span><text:span text:style-name="T241">)</text:span><text:span text:style-name="T242"><text:s/>NOT NULL,</text:span></text:p>
      <text:p text:style-name="Standard"><text:span text:style-name="T243">system_inactive_memory<text:s/></text:span><text:span text:style-name="T244">BIGINT(</text:span><text:span text:style-name="T245">20</text:span><text:span text:style-name="T246">)</text:span><text:span text:style-name="T247">NOT NULL,</text:span></text:p>
      <text:p text:style-name="Standard"><text:span text:style-name="T248">system_buffers_memory<text:s/></text:span><text:span text:style-name="T249">BIGINT(</text:span><text:span text:style-name="T250">20</text:span><text:span text:style-name="T251">)</text:span><text:span text:style-name="T252"><text:s/>NOT NULL,</text:span></text:p>
      <text:p text:style-name="Standard"><text:span text:style-name="T253">system_cached_memory<text:s/></text:span><text:span text:style-name="T254">BIGINT(</text:span><text:span text:style-name="T255">20</text:span><text:span text:style-name="T256">)</text:span><text:span text:style-name="T257"><text:s/>NOT NULL,</text:span></text:p>
      <text:p text:style-name="Standard"><text:span text:style-name="T258">system_shared_memory<text:s/></text:span><text:span text:style-name="T259">BIGINT(</text:span><text:span text:style-name="T260">20</text:span><text:span text:style-name="T261">)</text:span><text:span text:style-name="T262"><text:s/>NOT NULL,</text:span></text:p>
      <text:p text:style-name="Standard"><text:span text:style-name="T263">system_avalible_memory<text:s/></text:span><text:span text:style-name="T264">BIGINT(</text:span><text:span text:style-name="T265">20</text:span><text:span text:style-name="T266">)</text:span><text:span text:style-name="T267"><text:s/>NOT NULL,</text:span></text:p>
      <text:p text:style-name="Standard"><text:span text:style-name="T268">disk_total_memory<text:s/></text:span><text:span text:style-name="T269">BIGINT(</text:span><text:span text:style-name="T270">20</text:span><text:span text:style-name="T271">)</text:span><text:span text:style-name="T272"><text:s/>NOT NULL,</text:span></text:p>
      <text:p text:style-name="Standard"><text:span text:style-name="T273">disk_used_memory<text:s/></text:span><text:span text:style-name="T274">BIGINT(</text:span><text:span text:style-name="T275">20</text:span><text:span text:style-name="T276">)</text:span><text:span text:style-name="T277"><text:s/>NOT NULL,</text:span></text:p>
      <text:p text:style-name="Standard"><text:span text:style-name="T278">disk_free_memory<text:s/></text:span><text:span text:style-name="T279">BIGINT(</text:span><text:span text:style-name="T280">20</text:span><text:span text:style-name="T281">)</text:span><text:span text:style-name="T282"><text:s/>NOT NULL,</text:span></text:p>
      <text:p text:style-name="Standard"><text:span text:style-name="T283">disk_read_count<text:s/></text:span><text:span text:style-name="T284">BIGINT(</text:span><text:span text:style-name="T285">20</text:span><text:span text:style-name="T286">)</text:span><text:span text:style-name="T287"><text:s/>NOT NULL,</text:span></text:p>
      <text:p text:style-name="Standard"><text:span text:style-name="T288">disk_write_count<text:s/></text:span><text:span text:style-name="T289">BIGINT(</text:span><text:span text:style-name="T290">20</text:span><text:span text:style-name="T291">)</text:span><text:span text:style-name="T292"><text:s/>NOT NULL,</text:span></text:p>
      <text:p text:style-name="Standard"><text:span text:style-name="T293">disk_read_bytes<text:s/></text:span><text:span text:style-name="T294">BIGINT(</text:span><text:span text:style-name="T295">20</text:span><text:span text:style-name="T296">)</text:span><text:span text:style-name="T297"><text:s/>NOT NULL,</text:span></text:p>
      <text:p text:style-name="Standard"><text:span text:style-name="T298">disk_write_bytes<text:s/></text:span><text:span text:style-name="T299">BIGINT(</text:span><text:span text:style-name="T300">20</text:span><text:span text:style-name="T301">)</text:span><text:span text:style-name="T302"><text:s/>NOT NULL,</text:span></text:p>
      <text:p text:style-name="Standard"><text:span text:style-name="T303">time_spent_reading_from_disk<text:s/></text:span><text:span text:style-name="T304">BIGINT(</text:span><text:span text:style-name="T305">20</text:span><text:span text:style-name="T306">)</text:span><text:span text:style-name="T307"><text:s/>NOT NULL,</text:span></text:p>
      <text:p text:style-name="Standard"><text:span text:style-name="T308">time_spent_writing_to_disk<text:s/></text:span><text:span text:style-name="T309">BIGINT(</text:span><text:span text:style-name="T310">20</text:span><text:span text:style-name="T311">)</text:span><text:span text:style-name="T312"><text:s/>NOT NULL,</text:span></text:p>
      <text:soft-page-break/>
      <text:p text:style-name="Standard"><text:span text:style-name="T313">time_spent_doing_actual_Input_Output<text:s/></text:span><text:span text:style-name="T314">BIGINT(</text:span><text:span text:style-name="T315">20</text:span><text:span text:style-name="T316">)<text:s/></text:span><text:span text:style-name="T317">NOT NULL,</text:span></text:p>
      <text:p text:style-name="Standard"><text:span text:style-name="T318">number_of_bytes_sent<text:s/></text:span><text:span text:style-name="T319">BIGINT(</text:span><text:span text:style-name="T320">20</text:span><text:span text:style-name="T321">)</text:span><text:span text:style-name="T322"><text:s/>NOT NULL,</text:span></text:p>
      <text:p text:style-name="Standard"><text:span text:style-name="T323">number_of_bytes_received<text:s/></text:span><text:span text:style-name="T324">BIGINT(</text:span><text:span text:style-name="T325">20</text:span><text:span text:style-name="T326">)</text:span><text:span text:style-name="T327"><text:s/>NOT NULL,</text:span></text:p>
      <text:p text:style-name="Standard"><text:span text:style-name="T328">number_of_packets_sent<text:s/></text:span><text:span text:style-name="T329">BIGINT(</text:span><text:span text:style-name="T330">20</text:span><text:span text:style-name="T331">)</text:span><text:span text:style-name="T332"><text:s/>NOT NULL,</text:span></text:p>
      <text:p text:style-name="Standard"><text:span text:style-name="T333">number_of_packets_recived<text:s/></text:span><text:span text:style-name="T334">BIGINT(</text:span><text:span text:style-name="T335">20</text:span><text:span text:style-name="T336">)</text:span><text:span text:style-name="T337"><text:s/>NOT NULL,</text:span></text:p>
      <text:p text:style-name="Standard"><text:span text:style-name="T338">total_number_of_errors_while_receiving<text:s/></text:span><text:span text:style-name="T339">BIGINT(</text:span><text:span text:style-name="T340">20</text:span><text:span text:style-name="T341">)</text:span><text:span text:style-name="T342"><text:s/>NOT NULL,</text:span></text:p>
      <text:p text:style-name="Standard"><text:span text:style-name="T343">total_number_of_errors_while_sending<text:s/></text:span><text:span text:style-name="T344">BIGINT(</text:span><text:span text:style-name="T345">20</text:span><text:span text:style-name="T346">)</text:span><text:span text:style-name="T347"><text:s/>NOT NULL,</text:span></text:p>
      <text:p text:style-name="Standard"><text:span text:style-name="T348">total_number_of_incoming_packets_which_were_dropped<text:s/></text:span><text:span text:style-name="T349">BIGINT(</text:span><text:span text:style-name="T350">20</text:span><text:span text:style-name="T351">)</text:span><text:span text:style-name="T352"><text:s/>NOT NULL,</text:span></text:p>
      <text:p text:style-name="Standard"><text:span text:style-name="T353">total_number_of_ou</text:span><text:span text:style-name="T354">tgoing_packets_which_were_dropped<text:s/></text:span><text:span text:style-name="T355">BIGINT(</text:span><text:span text:style-name="T356">20</text:span><text:span text:style-name="T357">)</text:span><text:span text:style-name="T358"><text:s/>NOT NULL,</text:span></text:p>
      <text:p text:style-name="P359">boot_time varchar(100) NOT NULL,</text:p>
      <text:p text:style-name="P360">keyboard int(11) NOT NULL,</text:p>
      <text:p text:style-name="P361">mouse int(11) NOT NULL,</text:p>
      <text:p text:style-name="P362">technology varchar(100) NOT NULL,</text:p>
      <text:p text:style-name="P363">files_changed int(11) NOT NULL,</text:p>
      <text:p text:style-name="Standard">KEY `FK_user_engagement_mis_candidate_id` (`candidate_id`),</text:p>
      <text:p text:style-name="P364"><text:s text:c="2"/>CONSTRAINT `FK_user_engagemnt_mis_candidate_id` FOREIGN KEY (`candidate_id`) REFERENCES `fellowship_candidates` (`id`),</text:p>
      <text:p text:style-name="P365">PRIMARY KEY (id)</text:p>
      <text:p text:style-name="P366">) ENGINE=MyISAM DEFAULT CHARSET=utf8;</text:p>
      <text:p text:style-name="Textbody"/>
      <text:p text:style-name="Textbody">ALTER TABLE user_engagement_mis MODIFY id INT NOT NULL AUTO_INCREMENT;</text:p>
      <text:p text:style-name="Textbody">INSERT INTO user_engagement_mis (<text:s/></text:p>
      <text:p text:style-name="Textbody">candidate_id ,<text:s/></text:p>
      <text:p text:style-name="Textbody">Date_Time ,</text:p>
      <text:p text:style-name="Textbody">Cpu_Count,</text:p>
      <text:p text:style-name="Textbody">Cpu_Working_Time ,</text:p>
      <text:p text:style-name="Textbody">Cpu_idle_Time ,</text:p>
      <text:p text:style-name="Textbody">cpu_percent ,</text:p>
      <text:p text:style-name="Textbody">Usage_cpu_count ,</text:p>
      <text:p text:style-name="Textbody">number_of_software_interrupts_since_boot ,</text:p>
      <text:p text:style-name="Textbody">number_of_system_calls_since_boot ,</text:p>
      <text:p text:style-name="Textbody">number_of_interrupts_since_boot ,</text:p>
      <text:p text:style-name="Textbody">cpu_avg_load_over_1_min ,</text:p>
      <text:p text:style-name="Textbody">cpu_avg_load_over_5_min <text:s text:c="2"/>,</text:p>
      <text:p text:style-name="Textbody">cpu_avg_load_over_15_min ,</text:p>
      <text:p text:style-name="Textbody">system_total_memory ,</text:p>
      <text:p text:style-name="Textbody">system_used_memory ,</text:p>
      <text:soft-page-break/>
      <text:p text:style-name="Textbody">system_free_memory ,</text:p>
      <text:p text:style-name="Textbody">system_active_memory ,</text:p>
      <text:p text:style-name="Textbody">system_inactive_memory ,</text:p>
      <text:p text:style-name="Textbody">system_buffers_memory ,</text:p>
      <text:p text:style-name="Textbody">system_cached_memory ,</text:p>
      <text:p text:style-name="Textbody">system_shared_memory ,</text:p>
      <text:p text:style-name="Textbody">system_avalible_memory ,</text:p>
      <text:p text:style-name="Textbody">disk_total_memory ,</text:p>
      <text:p text:style-name="Textbody">disk_used_memory ,</text:p>
      <text:p text:style-name="Textbody">disk_free_memory ,</text:p>
      <text:p text:style-name="Textbody">disk_read_count ,</text:p>
      <text:p text:style-name="Textbody">disk_write_count ,</text:p>
      <text:p text:style-name="Textbody">disk_read_bytes ,</text:p>
      <text:p text:style-name="Textbody">disk_write_bytes ,</text:p>
      <text:p text:style-name="Textbody">time_spent_reading_from_disk ,</text:p>
      <text:p text:style-name="Textbody">time_spent_writing_to_disk ,</text:p>
      <text:p text:style-name="Textbody">time_spent_doing_actual_Input_Output ,</text:p>
      <text:p text:style-name="Textbody">number_of_bytes_sent ,</text:p>
      <text:p text:style-name="Textbody">number_of_bytes_received ,</text:p>
      <text:p text:style-name="Textbody">number_of_packets_sent ,</text:p>
      <text:p text:style-name="Textbody">number_of_packets_recived ,</text:p>
      <text:p text:style-name="Textbody">total_number_of_errors_while_receiving ,</text:p>
      <text:p text:style-name="Textbody">total_number_of_errors_while_sending ,</text:p>
      <text:p text:style-name="Textbody">total_number_of_incoming_packets_which_were_dropped ,</text:p>
      <text:p text:style-name="Textbody">total_number_of_outgoing_packets_which_were_dropped ,</text:p>
      <text:p text:style-name="Textbody">boot_time ,</text:p>
      <text:p text:style-name="Textbody">keyboard ,</text:p>
      <text:p text:style-name="Textbody">mouse ,</text:p>
      <text:p text:style-name="Textbody">technology ,</text:p>
      <text:p text:style-name="Textbody">files_changed</text:p>
      <text:soft-page-break/>
      <text:p text:style-name="Textbody">)</text:p>
      <text:p text:style-name="Textbody">SELECT<text:s/></text:p>
      <text:p text:style-name="Textbody">fc.candidate_id ,<text:s/></text:p>
      <text:p text:style-name="Textbody">tm.Date_Time ,</text:p>
      <text:p text:style-name="Textbody">tm.Cpu_Count ,</text:p>
      <text:p text:style-name="Textbody">tm.Cpu_Working_Time ,</text:p>
      <text:p text:style-name="Textbody">tm.Cpu_idle_Time ,</text:p>
      <text:p text:style-name="Textbody">tm.cpu_percent ,</text:p>
      <text:p text:style-name="Textbody">tm.Usage_cpu_count ,</text:p>
      <text:p text:style-name="Textbody">tm.number_of_software_interrupts_since_boot ,</text:p>
      <text:p text:style-name="Textbody">tm.number_of_system_calls_since_boot ,</text:p>
      <text:p text:style-name="Textbody">tm.number_of_interrupts_since_boot ,</text:p>
      <text:p text:style-name="Textbody">tm.cpu_avg_load_over_1_min ,</text:p>
      <text:p text:style-name="Textbody">tm.cpu_avg_load_over_5_min <text:s text:c="2"/>,</text:p>
      <text:p text:style-name="Textbody">tm.cpu_avg_load_over_15_min ,</text:p>
      <text:p text:style-name="Textbody">tm.system_total_memory ,</text:p>
      <text:p text:style-name="Textbody">tm.system_used_memory ,</text:p>
      <text:p text:style-name="Textbody">tm.system_free_memory ,</text:p>
      <text:p text:style-name="Textbody">tm.system_active_memory ,</text:p>
      <text:p text:style-name="Textbody">tm.system_inactive_memory ,</text:p>
      <text:p text:style-name="Textbody">tm.system_buffers_memory ,</text:p>
      <text:p text:style-name="Textbody">tm.system_cached_memory ,</text:p>
      <text:p text:style-name="Textbody">tm.system_shared_memory ,</text:p>
      <text:p text:style-name="Textbody">tm.system_avalible_memory ,</text:p>
      <text:p text:style-name="Textbody">tm.disk_total_memory ,</text:p>
      <text:p text:style-name="Textbody">tm.disk_used_memory ,</text:p>
      <text:p text:style-name="Textbody">tm.disk_free_memory ,</text:p>
      <text:p text:style-name="Textbody">tm.disk_read_count ,</text:p>
      <text:p text:style-name="Textbody">tm.disk_write_count ,</text:p>
      <text:p text:style-name="Textbody">tm.disk_read_bytes ,</text:p>
      <text:soft-page-break/>
      <text:p text:style-name="Textbody">tm.disk_write_bytes ,</text:p>
      <text:p text:style-name="Textbody">tm.time_spent_reading_from_disk ,</text:p>
      <text:p text:style-name="Textbody">tm.time_spent_writing_to_disk ,</text:p>
      <text:p text:style-name="Textbody">tm.time_spent_doing_actual_Input_Output ,</text:p>
      <text:p text:style-name="Textbody">tm.number_of_bytes_sent ,</text:p>
      <text:p text:style-name="Textbody">tm.number_of_bytes_received ,</text:p>
      <text:p text:style-name="Textbody">tm.number_of_packets_sent ,</text:p>
      <text:p text:style-name="Textbody">tm.number_of_packets_recived ,</text:p>
      <text:p text:style-name="Textbody">tm.total_number_of_errors_while_receiving ,</text:p>
      <text:p text:style-name="Textbody">tm.total_number_of_errors_while_sending ,</text:p>
      <text:p text:style-name="Textbody">tm.total_number_of_incoming_packets_which_were_dropped ,</text:p>
      <text:p text:style-name="Textbody">tm.total_number_of_outgoing_packets_which_were_dropped ,</text:p>
      <text:p text:style-name="Textbody">tm.boot_time ,</text:p>
      <text:p text:style-name="Textbody">tm.keyboard ,</text:p>
      <text:p text:style-name="Textbody">tm.mouse ,</text:p>
      <text:p text:style-name="Textbody">tm.technology ,</text:p>
      <text:p text:style-name="Textbody">tm.files_changed<text:s/></text:p>
      <text:p text:style-name="Textbody">FROM fellowship_candidate as fc</text:p>
      <text:p text:style-name="Textbody">INNER JOIN temporary_mis as tm</text:p>
      <text:p text:style-name="Textbody">on fc.email = tm.user_name</text:p>
      <text:p text:style-name="Standard"/>
      <text:p text:style-name="P3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system"/>
    <style:font-face style:name="Noto Sans Mono CJK SC" svg:font-family="Noto Sans Mono CJK SC" style:font-family-generic="modern" style:font-pitch="fixed"/>
    <style:font-face style:name="Verdana, sans-serif" svg:font-family="Verdana, sans-serif" style:font-family-generic="system"/>
    <style:font-face style:name="Menlo, Monaco, 'Courier New', C" svg:font-family="Menlo, Monaco, 'Courier New', C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Windows User</dc:creator>
    <meta:creation-date>2019-12-02T11:46:00Z</meta:creation-date>
    <dc:date>2020-08-29T05:58:00Z</dc:date>
    <meta:template xlink:href="Normal" xlink:type="simple"/>
    <meta:editing-cycles>11</meta:editing-cycles>
    <meta:editing-duration>PT4020S</meta:editing-duration>
    <meta:document-statistic meta:page-count="7" meta:paragraph-count="16" meta:word-count="1259" meta:character-count="8423" meta:row-count="59" meta:non-whitespace-character-count="7180"/>
  </office:meta>
</office:document-meta>
</file>